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51mm"/>
    </style:style>
    <style:style style:name="co3" style:family="table-column">
      <style:table-column-properties fo:break-before="auto" style:column-width="75.16mm"/>
    </style:style>
    <style:style style:name="co4" style:family="table-column">
      <style:table-column-properties fo:break-before="auto" style:column-width="36.44mm"/>
    </style:style>
    <style:style style:name="co5" style:family="table-column">
      <style:table-column-properties fo:break-before="auto" style:column-width="44.43mm"/>
    </style:style>
    <style:style style:name="co6" style:family="table-column">
      <style:table-column-properties fo:break-before="auto" style:column-width="27.46mm"/>
    </style:style>
    <style:style style:name="co7" style:family="table-column">
      <style:table-column-properties fo:break-before="auto" style:column-width="15.91mm"/>
    </style:style>
    <style:style style:name="co8" style:family="table-column">
      <style:table-column-properties fo:break-before="auto" style:column-width="9.75mm"/>
    </style:style>
    <style:style style:name="co9" style:family="table-column">
      <style:table-column-properties fo:break-before="auto" style:column-width="10.6mm"/>
    </style:style>
    <style:style style:name="co10" style:family="table-column">
      <style:table-column-properties fo:break-before="auto" style:column-width="11.02mm"/>
    </style:style>
    <style:style style:name="co11" style:family="table-column">
      <style:table-column-properties fo:break-before="auto" style:column-width="19.39mm"/>
    </style:style>
    <style:style style:name="co12" style:family="table-column">
      <style:table-column-properties fo:break-before="auto" style:column-width="61.95mm"/>
    </style:style>
    <style:style style:name="co13" style:family="table-column">
      <style:table-column-properties fo:break-before="auto" style:column-width="98.43mm"/>
    </style:style>
    <style:style style:name="co14" style:family="table-column">
      <style:table-column-properties fo:break-before="auto" style:column-width="75.9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84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7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Template.A3"/>
    </style:style>
    <style:style style:name="ce14" style:family="table-cell" style:parent-style-name="Default" style:data-style-name="N0">
      <style:table-cell-properties fo:border-bottom="2.01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Template.A3"/>
    </style:style>
    <style:style style:name="ce59" style:family="table-cell" style:parent-style-name="Hipervínculo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use-window-font-color="true" style:font-name="Calibri" fo:font-size="11pt" style:text-underline-style="none" style:font-name-asian="Calibri" style:font-size-asian="11pt" style:font-name-complex="Calibri" style:font-size-complex="11pt"/>
    </style:style>
    <style:style style:name="ce17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20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1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16" style:family="table-cell" style:parent-style-name="Hipervínculo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use-window-font-color="true" fo:font-size="8pt" style:text-underline-style="none" style:font-size-asian="8pt" style:font-size-complex="8pt"/>
    </style:style>
    <style:style style:name="ce23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4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5" style:family="table-cell" style:parent-style-name="Default">
      <style:table-cell-properties fo:border-bottom="2.01pt solid #000000" fo:border-left="0.06pt solid #000000" fo:border-right="0.06pt solid #000000" fo:border-top="2.01pt solid #000000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6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29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30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7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8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81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83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6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3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8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9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3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98" style:family="table-cell" style:parent-style-name="Default">
      <style:table-cell-properties fo:border-bottom="2.01pt solid #000000" fo:background-color="#eeeeee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5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6" style:family="table-cell" style:parent-style-name="Default"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4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8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8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4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5" style:font-size-asian="9pt" style:language-asian="zh" style:country-asian="CN" style:font-style-asian="normal" style:font-weight-asian="normal" style:font-name-complex="Times New Roman5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Q3]=&quot;RqErased&quot;)" style:apply-style-name="DeletedReq" style:base-cell-address="Template.A3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3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74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5" style:family="table-cell" style:parent-style-name="Default" style:data-style-name="N0">
      <style:table-cell-properties fo:border-bottom="1.7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74pt solid #000000" fo:border-right="2.01pt solid #000000" fo:border-top="2.01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95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96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E$3:.$E$200])" table:allow-empty-cell="true" table:display-list="unsorted" table:base-cell-address="Template.H3">
          <table:error-message table:message-type="stop" table:display="true"/>
        </table:content-validation>
        <table:content-validation table:name="val2" table:condition="of:cell-content-is-in-list(&quot;None&quot;;&quot;System&quot;;&quot;Derived&quot;;&quot;External&quot;;&quot;Shared&quot;)" table:allow-empty-cell="true" table:display-list="unsorted" table:base-cell-address="Dict.H3">
          <table:error-message table:message-type="stop" table:display="true"/>
        </table:content-validation>
        <table:content-validation table:name="val3" table:condition="of:cell-content-is-in-list(&quot;Info&quot;;&quot;Complex&quot;;&quot;Hw&quot;;&quot;Sw&quot;;&quot;Opt&quot;;&quot;Mech&quot;)" table:allow-empty-cell="true" table:display-list="unsorted" table:base-cell-address="Dict.I3">
          <table:error-message table:message-type="stop" table:display="true"/>
        </table:content-validation>
        <table:content-validation table:name="val4" table:condition="of:cell-content-is-in-list([$Dict.$F$2:.$F$25])" table:allow-empty-cell="true" table:display-list="unsorted" table:base-cell-address="Template.M3">
          <table:error-message table:message-type="stop" table:display="true"/>
        </table:content-validation>
        <table:content-validation table:name="val5" table:condition="of:cell-content-is-in-list([$Dict.$G$2:.$G$25])" table:allow-empty-cell="true" table:display-list="unsorted" table:base-cell-address="Template.Q3">
          <table:error-message table:message-type="stop" table:display="true"/>
        </table:content-validation>
      </table:content-validations>
      <table:table table:name="Intro" table:style-name="ta1">
        <office:forms form:automatic-focus="false" form:apply-design-mode="false"/>
        <table:table-column table:style-name="co1" table:number-columns-repeated="1023" table:default-cell-style-name="ce8"/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Copy RootDoc tab to as many requirement documents you need in the pro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 the first row of each tab, fill the document attributes, including the Tab name of the par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l the requirements at the tabl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 set the relationships between requirements, use the Rq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tab Dict is giving some categories needed to automatically create the drop-down lists and the links to the database or the diagrams.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ict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9" office:value-type="string" calcext:value-type="string">
            <text:p>Req server URL</text:p>
          </table:table-cell>
          <table:table-cell table:style-name="ce10" office:value-type="string" calcext:value-type="string">
            <text:p>http://myrequirementsserver.domain/</text:p>
          </table:table-cell>
          <table:table-cell table:number-columns-repeated="3"/>
          <table:table-cell table:style-name="ce9" office:value-type="string" calcext:value-type="string">
            <text:p>RqTarget values</text:p>
          </table:table-cell>
          <table:table-cell table:style-name="ce9" office:value-type="string" calcext:value-type="string">
            <text:p>RqStatus values</text:p>
          </table:table-cell>
          <table:table-cell/>
          <table:table-cell table:style-name="ce9" office:value-type="string" calcext:value-type="string">
            <text:p>marker column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Draft</text:p>
          </table:table-cell>
          <table:table-cell/>
          <table:table-cell table:style-name="ce10" table:formula="of:=ROW()-1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Stable</text:p>
          </table:table-cell>
          <table:table-cell/>
          <table:table-cell table:style-name="ce10" table:formula="of:=ROW()-1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Approved</text:p>
          </table:table-cell>
          <table:table-cell/>
          <table:table-cell table:style-name="ce10" table:formula="of:=ROW()-1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Included</text:p>
          </table:table-cell>
          <table:table-cell/>
          <table:table-cell table:style-name="ce10" table:formula="of:=ROW()-1"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Validated</text:p>
          </table:table-cell>
          <table:table-cell/>
          <table:table-cell table:style-name="ce10" table:formula="of:=ROW()-1"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Rejected</text:p>
          </table:table-cell>
          <table:table-cell/>
          <table:table-cell table:style-name="ce10" table:formula="of:=ROW()-1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Erased</text:p>
          </table:table-cell>
          <table:table-cell/>
          <table:table-cell table:style-name="ce10" table:formula="of:=ROW()-1"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Zombie</text:p>
          </table:table-cell>
          <table:table-cell/>
          <table:table-cell table:style-name="ce10" table:formula="of:=ROW()-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7" calcext:value-type="float">
            <text:p>17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9" calcext:value-type="float">
            <text:p>19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1" calcext:value-type="float">
            <text:p>21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3" calcext:value-type="float">
            <text:p>23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4" calcext:value-type="float">
            <text:p>2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5" calcext:value-type="float">
            <text:p>2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6" calcext:value-type="float">
            <text:p>2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7" calcext:value-type="float">
            <text:p>2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8" calcext:value-type="float">
            <text:p>2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9" calcext:value-type="float">
            <text:p>2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0" calcext:value-type="float">
            <text:p>3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1" calcext:value-type="float">
            <text:p>3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2" calcext:value-type="float">
            <text:p>3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3" calcext:value-type="float">
            <text:p>3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4" calcext:value-type="float">
            <text:p>3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5" calcext:value-type="float">
            <text:p>3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6" calcext:value-type="float">
            <text:p>3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7" calcext:value-type="float">
            <text:p>3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8" calcext:value-type="float">
            <text:p>3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9" calcext:value-type="float">
            <text:p>3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0" calcext:value-type="float">
            <text:p>4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1" calcext:value-type="float">
            <text:p>4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2" calcext:value-type="float">
            <text:p>4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3" calcext:value-type="float">
            <text:p>4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4" calcext:value-type="float">
            <text:p>4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5" calcext:value-type="float">
            <text:p>4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6" calcext:value-type="float">
            <text:p>4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7" calcext:value-type="float">
            <text:p>4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8" calcext:value-type="float">
            <text:p>4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9" calcext:value-type="float">
            <text:p>4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0" calcext:value-type="float">
            <text:p>5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1" calcext:value-type="float">
            <text:p>5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2" calcext:value-type="float">
            <text:p>5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3" calcext:value-type="float">
            <text:p>5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4" calcext:value-type="float">
            <text:p>5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5" calcext:value-type="float">
            <text:p>5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6" calcext:value-type="float">
            <text:p>5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7" calcext:value-type="float">
            <text:p>5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8" calcext:value-type="float">
            <text:p>5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9" calcext:value-type="float">
            <text:p>5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0" calcext:value-type="float">
            <text:p>6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1" calcext:value-type="float">
            <text:p>6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2" calcext:value-type="float">
            <text:p>6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3" calcext:value-type="float">
            <text:p>6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4" calcext:value-type="float">
            <text:p>6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5" calcext:value-type="float">
            <text:p>6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6" calcext:value-type="float">
            <text:p>6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7" calcext:value-type="float">
            <text:p>6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8" calcext:value-type="float">
            <text:p>6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9" calcext:value-type="float">
            <text:p>6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0" calcext:value-type="float">
            <text:p>7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1" calcext:value-type="float">
            <text:p>7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2" calcext:value-type="float">
            <text:p>7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3" calcext:value-type="float">
            <text:p>7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4" calcext:value-type="float">
            <text:p>7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5" calcext:value-type="float">
            <text:p>7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6" calcext:value-type="float">
            <text:p>7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7" calcext:value-type="float">
            <text:p>7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8" calcext:value-type="float">
            <text:p>7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9" calcext:value-type="float">
            <text:p>7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0" calcext:value-type="float">
            <text:p>8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1" calcext:value-type="float">
            <text:p>8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2" calcext:value-type="float">
            <text:p>8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3" calcext:value-type="float">
            <text:p>8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4" calcext:value-type="float">
            <text:p>8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5" calcext:value-type="float">
            <text:p>8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6" calcext:value-type="float">
            <text:p>8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7" calcext:value-type="float">
            <text:p>8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8" calcext:value-type="float">
            <text:p>8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9" calcext:value-type="float">
            <text:p>8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0" calcext:value-type="float">
            <text:p>9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1" calcext:value-type="float">
            <text:p>9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2" calcext:value-type="float">
            <text:p>9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3" calcext:value-type="float">
            <text:p>9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4" calcext:value-type="float">
            <text:p>9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5" calcext:value-type="float">
            <text:p>9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6" calcext:value-type="float">
            <text:p>9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7" calcext:value-type="float">
            <text:p>9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8" calcext:value-type="float">
            <text:p>9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9" calcext:value-type="float">
            <text:p>99</text:p>
          </table:table-cell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emplate" table:style-name="ta3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8" table:default-cell-style-name="Default"/>
        <table:table-column table:style-name="co14" table:default-cell-style-name="Default"/>
        <table:table-column table:style-name="co1" table:number-columns-repeated="1006" table:default-cell-style-name="Default"/>
        <table:table-row table:style-name="ro2">
          <table:table-cell table:style-name="ce5" office:value-type="string" calcext:value-type="string">
            <text:p>DocName-&gt;</text:p>
          </table:table-cell>
          <table:table-cell table:style-name="ce59" table:number-columns-spanned="6" table:number-rows-spanned="1"/>
          <table:covered-table-cell table:style-name="ce16"/>
          <table:covered-table-cell table:style-name="ce25"/>
          <table:covered-table-cell table:style-name="ce16"/>
          <table:covered-table-cell table:number-columns-repeated="2" table:style-name="ce25"/>
          <table:table-cell table:style-name="ce36" office:value-type="string" calcext:value-type="string">
            <text:p>ParentDoc-&gt;</text:p>
          </table:table-cell>
          <table:table-cell table:style-name="ce39"/>
          <table:table-cell table:style-name="ce36" office:value-type="string" calcext:value-type="string">
            <text:p>Prefix-&gt;</text:p>
          </table:table-cell>
          <table:table-cell table:style-name="ce98"/>
          <table:table-cell table:style-name="ce46" table:number-columns-repeated="5"/>
          <table:table-cell/>
          <table:table-cell table:style-name="ce46" table:number-columns-repeated="1005"/>
        </table:table-row>
        <table:table-row table:style-name="ro1">
          <table:table-cell table:style-name="ce6" office:value-type="string" calcext:value-type="string">
            <text:p>Chapter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Link</text:p>
          </table:table-cell>
          <table:table-cell table:style-name="ce26" office:value-type="string" calcext:value-type="string">
            <text:p>RqID#</text:p>
          </table:table-cell>
          <table:table-cell table:style-name="ce17" office:value-type="string" calcext:value-type="string">
            <text:p>RqID</text:p>
          </table:table-cell>
          <table:table-cell table:style-name="ce26" office:value-type="string" calcext:value-type="string">
            <text:p>Titl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Parent</text:p>
          </table:table-cell>
          <table:table-cell table:style-name="ce26" office:value-type="string" calcext:value-type="string">
            <text:p>RqLevel</text:p>
          </table:table-cell>
          <table:table-cell table:style-name="ce26" office:value-type="string" calcext:value-type="string">
            <text:p>RqType</text:p>
          </table:table-cell>
          <table:table-cell table:style-name="ce26" office:value-type="string" calcext:value-type="string">
            <text:p>Dependences</text:p>
          </table:table-cell>
          <table:table-cell table:style-name="ce26" office:value-type="string" calcext:value-type="string">
            <text:p>RqSources</text:p>
          </table:table-cell>
          <table:table-cell table:style-name="ce26" office:value-type="string" calcext:value-type="string">
            <text:p>RqTarget</text:p>
          </table:table-cell>
          <table:table-cell table:style-name="ce26" office:value-type="string" calcext:value-type="string">
            <text:p>RqVar</text:p>
          </table:table-cell>
          <table:table-cell table:style-name="ce26" office:value-type="string" calcext:value-type="string">
            <text:p>RqValue</text:p>
          </table:table-cell>
          <table:table-cell table:style-name="ce53" office:value-type="string" calcext:value-type="string">
            <text:p>RqRationale</text:p>
          </table:table-cell>
          <table:table-cell table:style-name="ce56" office:value-type="string" calcext:value-type="string">
            <text:p>RqStatus</text:p>
          </table:table-cell>
          <table:table-cell table:style-name="ce46"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3])&gt;0;HYPERLINK(CONCATENATE([$Dict.$B$1];&quot;issues/&quot;;[.B3]);CONCATENATE(&quot;#&quot;;[.B3]));&quot;&quot;)">
            <text:p/>
          </table:table-cell>
          <table:table-cell table:style-name="ce27"/>
          <table:table-cell table:style-name="ce29" table:formula="of:=IF(LEN([.D3])&gt;0;CONCATENATE([.$K$1];TEXT([.D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4])&gt;0;HYPERLINK(CONCATENATE([$Dict.$B$1];&quot;issues/&quot;;[.B4]);CONCATENATE(&quot;#&quot;;[.B4]));&quot;&quot;)">
            <text:p/>
          </table:table-cell>
          <table:table-cell table:style-name="ce27" table:formula="of:=IF(LEN([.F4])&gt;0;MAX([.D$3:.D3])+1;&quot;&quot;)">
            <text:p/>
          </table:table-cell>
          <table:table-cell table:style-name="ce29" table:formula="of:=IF(LEN([.D4])&gt;0;CONCATENATE([.$K$1];TEXT([.D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5])&gt;0;HYPERLINK(CONCATENATE([$Dict.$B$1];&quot;issues/&quot;;[.B5]);CONCATENATE(&quot;#&quot;;[.B5]));&quot;&quot;)">
            <text:p/>
          </table:table-cell>
          <table:table-cell table:style-name="ce27" table:formula="of:=IF(LEN([.F5])&gt;0;MAX([.D$3:.D4])+1;&quot;&quot;)">
            <text:p/>
          </table:table-cell>
          <table:table-cell table:style-name="ce29" table:formula="of:=IF(LEN([.D5])&gt;0;CONCATENATE([.$K$1];TEXT([.D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6])&gt;0;HYPERLINK(CONCATENATE([$Dict.$B$1];&quot;issues/&quot;;[.B6]);CONCATENATE(&quot;#&quot;;[.B6]));&quot;&quot;)">
            <text:p/>
          </table:table-cell>
          <table:table-cell table:style-name="ce27" table:formula="of:=IF(LEN([.F6])&gt;0;MAX([.D$3:.D5])+1;&quot;&quot;)">
            <text:p/>
          </table:table-cell>
          <table:table-cell table:style-name="ce29" table:formula="of:=IF(LEN([.D6])&gt;0;CONCATENATE([.$K$1];TEXT([.D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7])&gt;0;HYPERLINK(CONCATENATE([$Dict.$B$1];&quot;issues/&quot;;[.B7]);CONCATENATE(&quot;#&quot;;[.B7]));&quot;&quot;)">
            <text:p/>
          </table:table-cell>
          <table:table-cell table:style-name="ce27" table:formula="of:=IF(LEN([.F7])&gt;0;MAX([.D$3:.D6])+1;&quot;&quot;)">
            <text:p/>
          </table:table-cell>
          <table:table-cell table:style-name="ce29" table:formula="of:=IF(LEN([.D7])&gt;0;CONCATENATE([.$K$1];TEXT([.D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8])&gt;0;HYPERLINK(CONCATENATE([$Dict.$B$1];&quot;issues/&quot;;[.B8]);CONCATENATE(&quot;#&quot;;[.B8]));&quot;&quot;)">
            <text:p/>
          </table:table-cell>
          <table:table-cell table:style-name="ce27" table:formula="of:=IF(LEN([.F8])&gt;0;MAX([.D$3:.D7])+1;&quot;&quot;)">
            <text:p/>
          </table:table-cell>
          <table:table-cell table:style-name="ce29" table:formula="of:=IF(LEN([.D8])&gt;0;CONCATENATE([.$K$1];TEXT([.D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1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9])&gt;0;HYPERLINK(CONCATENATE([$Dict.$B$1];&quot;issues/&quot;;[.B9]);CONCATENATE(&quot;#&quot;;[.B9]));&quot;&quot;)">
            <text:p/>
          </table:table-cell>
          <table:table-cell table:style-name="ce27" table:formula="of:=IF(LEN([.F9])&gt;0;MAX([.D$3:.D8])+1;&quot;&quot;)">
            <text:p/>
          </table:table-cell>
          <table:table-cell table:style-name="ce29" table:formula="of:=IF(LEN([.D9])&gt;0;CONCATENATE([.$K$1];TEXT([.D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0])&gt;0;HYPERLINK(CONCATENATE([$Dict.$B$1];&quot;issues/&quot;;[.B10]);CONCATENATE(&quot;#&quot;;[.B10]));&quot;&quot;)">
            <text:p/>
          </table:table-cell>
          <table:table-cell table:style-name="ce27" table:formula="of:=IF(LEN([.F10])&gt;0;MAX([.D$3:.D9])+1;&quot;&quot;)">
            <text:p/>
          </table:table-cell>
          <table:table-cell table:style-name="ce29" table:formula="of:=IF(LEN([.D10])&gt;0;CONCATENATE([.$K$1];TEXT([.D1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1])&gt;0;HYPERLINK(CONCATENATE([$Dict.$B$1];&quot;issues/&quot;;[.B11]);CONCATENATE(&quot;#&quot;;[.B11]));&quot;&quot;)">
            <text:p/>
          </table:table-cell>
          <table:table-cell table:style-name="ce27" table:formula="of:=IF(LEN([.F11])&gt;0;MAX([.D$3:.D10])+1;&quot;&quot;)">
            <text:p/>
          </table:table-cell>
          <table:table-cell table:style-name="ce29" table:formula="of:=IF(LEN([.D11])&gt;0;CONCATENATE([.$K$1];TEXT([.D1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1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2])&gt;0;HYPERLINK(CONCATENATE([$Dict.$B$1];&quot;issues/&quot;;[.B12]);CONCATENATE(&quot;#&quot;;[.B12]));&quot;&quot;)">
            <text:p/>
          </table:table-cell>
          <table:table-cell table:style-name="ce27" table:formula="of:=IF(LEN([.F12])&gt;0;MAX([.D$3:.D11])+1;&quot;&quot;)">
            <text:p/>
          </table:table-cell>
          <table:table-cell table:style-name="ce29" table:formula="of:=IF(LEN([.D12])&gt;0;CONCATENATE([.$K$1];TEXT([.D1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3])&gt;0;HYPERLINK(CONCATENATE([$Dict.$B$1];&quot;issues/&quot;;[.B13]);CONCATENATE(&quot;#&quot;;[.B13]));&quot;&quot;)">
            <text:p/>
          </table:table-cell>
          <table:table-cell table:style-name="ce27" table:formula="of:=IF(LEN([.F13])&gt;0;MAX([.D$3:.D12])+1;&quot;&quot;)">
            <text:p/>
          </table:table-cell>
          <table:table-cell table:style-name="ce29" table:formula="of:=IF(LEN([.D13])&gt;0;CONCATENATE([.$K$1];TEXT([.D1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4])&gt;0;HYPERLINK(CONCATENATE([$Dict.$B$1];&quot;issues/&quot;;[.B14]);CONCATENATE(&quot;#&quot;;[.B14]));&quot;&quot;)">
            <text:p/>
          </table:table-cell>
          <table:table-cell table:style-name="ce27" table:formula="of:=IF(LEN([.F14])&gt;0;MAX([.D$3:.D13])+1;&quot;&quot;)">
            <text:p/>
          </table:table-cell>
          <table:table-cell table:style-name="ce29" table:formula="of:=IF(LEN([.D14])&gt;0;CONCATENATE([.$K$1];TEXT([.D1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5])&gt;0;HYPERLINK(CONCATENATE([$Dict.$B$1];&quot;issues/&quot;;[.B15]);CONCATENATE(&quot;#&quot;;[.B15]));&quot;&quot;)">
            <text:p/>
          </table:table-cell>
          <table:table-cell table:style-name="ce27" table:formula="of:=IF(LEN([.F15])&gt;0;MAX([.D$3:.D14])+1;&quot;&quot;)">
            <text:p/>
          </table:table-cell>
          <table:table-cell table:style-name="ce29" table:formula="of:=IF(LEN([.D15])&gt;0;CONCATENATE([.$K$1];TEXT([.D1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6])&gt;0;HYPERLINK(CONCATENATE([$Dict.$B$1];&quot;issues/&quot;;[.B16]);CONCATENATE(&quot;#&quot;;[.B16]));&quot;&quot;)">
            <text:p/>
          </table:table-cell>
          <table:table-cell table:style-name="ce27" table:formula="of:=IF(LEN([.F16])&gt;0;MAX([.D$3:.D15])+1;&quot;&quot;)">
            <text:p/>
          </table:table-cell>
          <table:table-cell table:style-name="ce29" table:formula="of:=IF(LEN([.D16])&gt;0;CONCATENATE([.$K$1];TEXT([.D1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7])&gt;0;HYPERLINK(CONCATENATE([$Dict.$B$1];&quot;issues/&quot;;[.B17]);CONCATENATE(&quot;#&quot;;[.B17]));&quot;&quot;)">
            <text:p/>
          </table:table-cell>
          <table:table-cell table:style-name="ce27" table:formula="of:=IF(LEN([.F17])&gt;0;MAX([.D$3:.D16])+1;&quot;&quot;)">
            <text:p/>
          </table:table-cell>
          <table:table-cell table:style-name="ce29" table:formula="of:=IF(LEN([.D17])&gt;0;CONCATENATE([.$K$1];TEXT([.D1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8])&gt;0;HYPERLINK(CONCATENATE([$Dict.$B$1];&quot;issues/&quot;;[.B18]);CONCATENATE(&quot;#&quot;;[.B18]));&quot;&quot;)">
            <text:p/>
          </table:table-cell>
          <table:table-cell table:style-name="ce27" table:formula="of:=IF(LEN([.F18])&gt;0;MAX([.D$3:.D17])+1;&quot;&quot;)">
            <text:p/>
          </table:table-cell>
          <table:table-cell table:style-name="ce29" table:formula="of:=IF(LEN([.D18])&gt;0;CONCATENATE([.$K$1];TEXT([.D1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9])&gt;0;HYPERLINK(CONCATENATE([$Dict.$B$1];&quot;issues/&quot;;[.B19]);CONCATENATE(&quot;#&quot;;[.B19]));&quot;&quot;)">
            <text:p/>
          </table:table-cell>
          <table:table-cell table:style-name="ce27" table:formula="of:=IF(LEN([.F19])&gt;0;MAX([.D$3:.D18])+1;&quot;&quot;)">
            <text:p/>
          </table:table-cell>
          <table:table-cell table:style-name="ce29" table:formula="of:=IF(LEN([.D19])&gt;0;CONCATENATE([.$K$1];TEXT([.D1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20])&gt;0;HYPERLINK(CONCATENATE([$Dict.$B$1];&quot;issues/&quot;;[.B20]);CONCATENATE(&quot;#&quot;;[.B20]));&quot;&quot;)">
            <text:p/>
          </table:table-cell>
          <table:table-cell table:style-name="ce27" table:formula="of:=IF(LEN([.F20])&gt;0;MAX([.D$3:.D19])+1;&quot;&quot;)">
            <text:p/>
          </table:table-cell>
          <table:table-cell table:style-name="ce29" table:formula="of:=IF(LEN([.D20])&gt;0;CONCATENATE([.$K$1];TEXT([.D2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21])&gt;0;HYPERLINK(CONCATENATE([$Dict.$B$1];&quot;issues/&quot;;[.B21]);CONCATENATE(&quot;#&quot;;[.B21]));&quot;&quot;)">
            <text:p/>
          </table:table-cell>
          <table:table-cell table:style-name="ce27" table:formula="of:=IF(LEN([.F21])&gt;0;MAX([.D$3:.D20])+1;&quot;&quot;)">
            <text:p/>
          </table:table-cell>
          <table:table-cell table:style-name="ce29" table:formula="of:=IF(LEN([.D21])&gt;0;CONCATENATE([.$K$1];TEXT([.D2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22])&gt;0;HYPERLINK(CONCATENATE([$Dict.$B$1];&quot;issues/&quot;;[.B22]);CONCATENATE(&quot;#&quot;;[.B22]));&quot;&quot;)">
            <text:p/>
          </table:table-cell>
          <table:table-cell table:style-name="ce27" table:formula="of:=IF(LEN([.F22])&gt;0;MAX([.D$3:.D21])+1;&quot;&quot;)">
            <text:p/>
          </table:table-cell>
          <table:table-cell table:style-name="ce29" table:formula="of:=IF(LEN([.D22])&gt;0;CONCATENATE([.$K$1];TEXT([.D2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23])&gt;0;HYPERLINK(CONCATENATE([$Dict.$B$1];&quot;issues/&quot;;[.B23]);CONCATENATE(&quot;#&quot;;[.B23]));&quot;&quot;)">
            <text:p/>
          </table:table-cell>
          <table:table-cell table:style-name="ce27" table:formula="of:=IF(LEN([.F23])&gt;0;MAX([.D$3:.D22])+1;&quot;&quot;)">
            <text:p/>
          </table:table-cell>
          <table:table-cell table:style-name="ce29" table:formula="of:=IF(LEN([.D23])&gt;0;CONCATENATE([.$K$1];TEXT([.D2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24])&gt;0;HYPERLINK(CONCATENATE([$Dict.$B$1];&quot;issues/&quot;;[.B24]);CONCATENATE(&quot;#&quot;;[.B24]));&quot;&quot;)">
            <text:p/>
          </table:table-cell>
          <table:table-cell table:style-name="ce27" table:formula="of:=IF(LEN([.F24])&gt;0;MAX([.D$3:.D23])+1;&quot;&quot;)">
            <text:p/>
          </table:table-cell>
          <table:table-cell table:style-name="ce29" table:formula="of:=IF(LEN([.D24])&gt;0;CONCATENATE([.$K$1];TEXT([.D2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25])&gt;0;HYPERLINK(CONCATENATE([$Dict.$B$1];&quot;issues/&quot;;[.B25]);CONCATENATE(&quot;#&quot;;[.B25]));&quot;&quot;)">
            <text:p/>
          </table:table-cell>
          <table:table-cell table:style-name="ce27" table:formula="of:=IF(LEN([.F25])&gt;0;MAX([.D$3:.D24])+1;&quot;&quot;)">
            <text:p/>
          </table:table-cell>
          <table:table-cell table:style-name="ce29" table:formula="of:=IF(LEN([.D25])&gt;0;CONCATENATE([.$K$1];TEXT([.D2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26])&gt;0;HYPERLINK(CONCATENATE([$Dict.$B$1];&quot;issues/&quot;;[.B26]);CONCATENATE(&quot;#&quot;;[.B26]));&quot;&quot;)">
            <text:p/>
          </table:table-cell>
          <table:table-cell table:style-name="ce27" table:formula="of:=IF(LEN([.F26])&gt;0;MAX([.D$3:.D25])+1;&quot;&quot;)">
            <text:p/>
          </table:table-cell>
          <table:table-cell table:style-name="ce29" table:formula="of:=IF(LEN([.D26])&gt;0;CONCATENATE([.$K$1];TEXT([.D2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27])&gt;0;HYPERLINK(CONCATENATE([$Dict.$B$1];&quot;issues/&quot;;[.B27]);CONCATENATE(&quot;#&quot;;[.B27]));&quot;&quot;)">
            <text:p/>
          </table:table-cell>
          <table:table-cell table:style-name="ce27" table:formula="of:=IF(LEN([.F27])&gt;0;MAX([.D$3:.D26])+1;&quot;&quot;)">
            <text:p/>
          </table:table-cell>
          <table:table-cell table:style-name="ce29" table:formula="of:=IF(LEN([.D27])&gt;0;CONCATENATE([.$K$1];TEXT([.D2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28])&gt;0;HYPERLINK(CONCATENATE([$Dict.$B$1];&quot;issues/&quot;;[.B28]);CONCATENATE(&quot;#&quot;;[.B28]));&quot;&quot;)">
            <text:p/>
          </table:table-cell>
          <table:table-cell table:style-name="ce27" table:formula="of:=IF(LEN([.F28])&gt;0;MAX([.D$3:.D27])+1;&quot;&quot;)">
            <text:p/>
          </table:table-cell>
          <table:table-cell table:style-name="ce29" table:formula="of:=IF(LEN([.D28])&gt;0;CONCATENATE([.$K$1];TEXT([.D2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29])&gt;0;HYPERLINK(CONCATENATE([$Dict.$B$1];&quot;issues/&quot;;[.B29]);CONCATENATE(&quot;#&quot;;[.B29]));&quot;&quot;)">
            <text:p/>
          </table:table-cell>
          <table:table-cell table:style-name="ce27" table:formula="of:=IF(LEN([.F29])&gt;0;MAX([.D$3:.D28])+1;&quot;&quot;)">
            <text:p/>
          </table:table-cell>
          <table:table-cell table:style-name="ce29" table:formula="of:=IF(LEN([.D29])&gt;0;CONCATENATE([.$K$1];TEXT([.D2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30])&gt;0;HYPERLINK(CONCATENATE([$Dict.$B$1];&quot;issues/&quot;;[.B30]);CONCATENATE(&quot;#&quot;;[.B30]));&quot;&quot;)">
            <text:p/>
          </table:table-cell>
          <table:table-cell table:style-name="ce27" table:formula="of:=IF(LEN([.F30])&gt;0;MAX([.D$3:.D29])+1;&quot;&quot;)">
            <text:p/>
          </table:table-cell>
          <table:table-cell table:style-name="ce29" table:formula="of:=IF(LEN([.D30])&gt;0;CONCATENATE([.$K$1];TEXT([.D3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31])&gt;0;HYPERLINK(CONCATENATE([$Dict.$B$1];&quot;issues/&quot;;[.B31]);CONCATENATE(&quot;#&quot;;[.B31]));&quot;&quot;)">
            <text:p/>
          </table:table-cell>
          <table:table-cell table:style-name="ce27" table:formula="of:=IF(LEN([.F31])&gt;0;MAX([.D$3:.D30])+1;&quot;&quot;)">
            <text:p/>
          </table:table-cell>
          <table:table-cell table:style-name="ce29" table:formula="of:=IF(LEN([.D31])&gt;0;CONCATENATE([.$K$1];TEXT([.D3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32])&gt;0;HYPERLINK(CONCATENATE([$Dict.$B$1];&quot;issues/&quot;;[.B32]);CONCATENATE(&quot;#&quot;;[.B32]));&quot;&quot;)">
            <text:p/>
          </table:table-cell>
          <table:table-cell table:style-name="ce27" table:formula="of:=IF(LEN([.F32])&gt;0;MAX([.D$3:.D31])+1;&quot;&quot;)">
            <text:p/>
          </table:table-cell>
          <table:table-cell table:style-name="ce29" table:formula="of:=IF(LEN([.D32])&gt;0;CONCATENATE([.$K$1];TEXT([.D3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33])&gt;0;HYPERLINK(CONCATENATE([$Dict.$B$1];&quot;issues/&quot;;[.B33]);CONCATENATE(&quot;#&quot;;[.B33]));&quot;&quot;)">
            <text:p/>
          </table:table-cell>
          <table:table-cell table:style-name="ce27" table:formula="of:=IF(LEN([.F33])&gt;0;MAX([.D$3:.D32])+1;&quot;&quot;)">
            <text:p/>
          </table:table-cell>
          <table:table-cell table:style-name="ce29" table:formula="of:=IF(LEN([.D33])&gt;0;CONCATENATE([.$K$1];TEXT([.D3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34])&gt;0;HYPERLINK(CONCATENATE([$Dict.$B$1];&quot;issues/&quot;;[.B34]);CONCATENATE(&quot;#&quot;;[.B34]));&quot;&quot;)">
            <text:p/>
          </table:table-cell>
          <table:table-cell table:style-name="ce27" table:formula="of:=IF(LEN([.F34])&gt;0;MAX([.D$3:.D33])+1;&quot;&quot;)">
            <text:p/>
          </table:table-cell>
          <table:table-cell table:style-name="ce29" table:formula="of:=IF(LEN([.D34])&gt;0;CONCATENATE([.$K$1];TEXT([.D3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35])&gt;0;HYPERLINK(CONCATENATE([$Dict.$B$1];&quot;issues/&quot;;[.B35]);CONCATENATE(&quot;#&quot;;[.B35]));&quot;&quot;)">
            <text:p/>
          </table:table-cell>
          <table:table-cell table:style-name="ce27" table:formula="of:=IF(LEN([.F35])&gt;0;MAX([.D$3:.D34])+1;&quot;&quot;)">
            <text:p/>
          </table:table-cell>
          <table:table-cell table:style-name="ce29" table:formula="of:=IF(LEN([.D35])&gt;0;CONCATENATE([.$K$1];TEXT([.D3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36])&gt;0;HYPERLINK(CONCATENATE([$Dict.$B$1];&quot;issues/&quot;;[.B36]);CONCATENATE(&quot;#&quot;;[.B36]));&quot;&quot;)">
            <text:p/>
          </table:table-cell>
          <table:table-cell table:style-name="ce27" table:formula="of:=IF(LEN([.F36])&gt;0;MAX([.D$3:.D35])+1;&quot;&quot;)">
            <text:p/>
          </table:table-cell>
          <table:table-cell table:style-name="ce29" table:formula="of:=IF(LEN([.D36])&gt;0;CONCATENATE([.$K$1];TEXT([.D3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37])&gt;0;HYPERLINK(CONCATENATE([$Dict.$B$1];&quot;issues/&quot;;[.B37]);CONCATENATE(&quot;#&quot;;[.B37]));&quot;&quot;)">
            <text:p/>
          </table:table-cell>
          <table:table-cell table:style-name="ce27" table:formula="of:=IF(LEN([.F37])&gt;0;MAX([.D$3:.D36])+1;&quot;&quot;)">
            <text:p/>
          </table:table-cell>
          <table:table-cell table:style-name="ce29" table:formula="of:=IF(LEN([.D37])&gt;0;CONCATENATE([.$K$1];TEXT([.D3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38])&gt;0;HYPERLINK(CONCATENATE([$Dict.$B$1];&quot;issues/&quot;;[.B38]);CONCATENATE(&quot;#&quot;;[.B38]));&quot;&quot;)">
            <text:p/>
          </table:table-cell>
          <table:table-cell table:style-name="ce27" table:formula="of:=IF(LEN([.F38])&gt;0;MAX([.D$3:.D37])+1;&quot;&quot;)">
            <text:p/>
          </table:table-cell>
          <table:table-cell table:style-name="ce29" table:formula="of:=IF(LEN([.D38])&gt;0;CONCATENATE([.$K$1];TEXT([.D3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39])&gt;0;HYPERLINK(CONCATENATE([$Dict.$B$1];&quot;issues/&quot;;[.B39]);CONCATENATE(&quot;#&quot;;[.B39]));&quot;&quot;)">
            <text:p/>
          </table:table-cell>
          <table:table-cell table:style-name="ce27" table:formula="of:=IF(LEN([.F39])&gt;0;MAX([.D$3:.D38])+1;&quot;&quot;)">
            <text:p/>
          </table:table-cell>
          <table:table-cell table:style-name="ce29" table:formula="of:=IF(LEN([.D39])&gt;0;CONCATENATE([.$K$1];TEXT([.D3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40])&gt;0;HYPERLINK(CONCATENATE([$Dict.$B$1];&quot;issues/&quot;;[.B40]);CONCATENATE(&quot;#&quot;;[.B40]));&quot;&quot;)">
            <text:p/>
          </table:table-cell>
          <table:table-cell table:style-name="ce27" table:formula="of:=IF(LEN([.F40])&gt;0;MAX([.D$3:.D39])+1;&quot;&quot;)">
            <text:p/>
          </table:table-cell>
          <table:table-cell table:style-name="ce29" table:formula="of:=IF(LEN([.D40])&gt;0;CONCATENATE([.$K$1];TEXT([.D4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41])&gt;0;HYPERLINK(CONCATENATE([$Dict.$B$1];&quot;issues/&quot;;[.B41]);CONCATENATE(&quot;#&quot;;[.B41]));&quot;&quot;)">
            <text:p/>
          </table:table-cell>
          <table:table-cell table:style-name="ce27" table:formula="of:=IF(LEN([.F41])&gt;0;MAX([.D$3:.D40])+1;&quot;&quot;)">
            <text:p/>
          </table:table-cell>
          <table:table-cell table:style-name="ce29" table:formula="of:=IF(LEN([.D41])&gt;0;CONCATENATE([.$K$1];TEXT([.D4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42])&gt;0;HYPERLINK(CONCATENATE([$Dict.$B$1];&quot;issues/&quot;;[.B42]);CONCATENATE(&quot;#&quot;;[.B42]));&quot;&quot;)">
            <text:p/>
          </table:table-cell>
          <table:table-cell table:style-name="ce27" table:formula="of:=IF(LEN([.F42])&gt;0;MAX([.D$3:.D41])+1;&quot;&quot;)">
            <text:p/>
          </table:table-cell>
          <table:table-cell table:style-name="ce29" table:formula="of:=IF(LEN([.D42])&gt;0;CONCATENATE([.$K$1];TEXT([.D4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43])&gt;0;HYPERLINK(CONCATENATE([$Dict.$B$1];&quot;issues/&quot;;[.B43]);CONCATENATE(&quot;#&quot;;[.B43]));&quot;&quot;)">
            <text:p/>
          </table:table-cell>
          <table:table-cell table:style-name="ce27" table:formula="of:=IF(LEN([.F43])&gt;0;MAX([.D$3:.D42])+1;&quot;&quot;)">
            <text:p/>
          </table:table-cell>
          <table:table-cell table:style-name="ce29" table:formula="of:=IF(LEN([.D43])&gt;0;CONCATENATE([.$K$1];TEXT([.D4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44])&gt;0;HYPERLINK(CONCATENATE([$Dict.$B$1];&quot;issues/&quot;;[.B44]);CONCATENATE(&quot;#&quot;;[.B44]));&quot;&quot;)">
            <text:p/>
          </table:table-cell>
          <table:table-cell table:style-name="ce27" table:formula="of:=IF(LEN([.F44])&gt;0;MAX([.D$3:.D43])+1;&quot;&quot;)">
            <text:p/>
          </table:table-cell>
          <table:table-cell table:style-name="ce29" table:formula="of:=IF(LEN([.D44])&gt;0;CONCATENATE([.$K$1];TEXT([.D4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45])&gt;0;HYPERLINK(CONCATENATE([$Dict.$B$1];&quot;issues/&quot;;[.B45]);CONCATENATE(&quot;#&quot;;[.B45]));&quot;&quot;)">
            <text:p/>
          </table:table-cell>
          <table:table-cell table:style-name="ce27" table:formula="of:=IF(LEN([.F45])&gt;0;MAX([.D$3:.D44])+1;&quot;&quot;)">
            <text:p/>
          </table:table-cell>
          <table:table-cell table:style-name="ce29" table:formula="of:=IF(LEN([.D45])&gt;0;CONCATENATE([.$K$1];TEXT([.D4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46])&gt;0;HYPERLINK(CONCATENATE([$Dict.$B$1];&quot;issues/&quot;;[.B46]);CONCATENATE(&quot;#&quot;;[.B46]));&quot;&quot;)">
            <text:p/>
          </table:table-cell>
          <table:table-cell table:style-name="ce27" table:formula="of:=IF(LEN([.F46])&gt;0;MAX([.D$3:.D45])+1;&quot;&quot;)">
            <text:p/>
          </table:table-cell>
          <table:table-cell table:style-name="ce29" table:formula="of:=IF(LEN([.D46])&gt;0;CONCATENATE([.$K$1];TEXT([.D4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47])&gt;0;HYPERLINK(CONCATENATE([$Dict.$B$1];&quot;issues/&quot;;[.B47]);CONCATENATE(&quot;#&quot;;[.B47]));&quot;&quot;)">
            <text:p/>
          </table:table-cell>
          <table:table-cell table:style-name="ce27" table:formula="of:=IF(LEN([.F47])&gt;0;MAX([.D$3:.D46])+1;&quot;&quot;)">
            <text:p/>
          </table:table-cell>
          <table:table-cell table:style-name="ce29" table:formula="of:=IF(LEN([.D47])&gt;0;CONCATENATE([.$K$1];TEXT([.D4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48])&gt;0;HYPERLINK(CONCATENATE([$Dict.$B$1];&quot;issues/&quot;;[.B48]);CONCATENATE(&quot;#&quot;;[.B48]));&quot;&quot;)">
            <text:p/>
          </table:table-cell>
          <table:table-cell table:style-name="ce27" table:formula="of:=IF(LEN([.F48])&gt;0;MAX([.D$3:.D47])+1;&quot;&quot;)">
            <text:p/>
          </table:table-cell>
          <table:table-cell table:style-name="ce29" table:formula="of:=IF(LEN([.D48])&gt;0;CONCATENATE([.$K$1];TEXT([.D4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49])&gt;0;HYPERLINK(CONCATENATE([$Dict.$B$1];&quot;issues/&quot;;[.B49]);CONCATENATE(&quot;#&quot;;[.B49]));&quot;&quot;)">
            <text:p/>
          </table:table-cell>
          <table:table-cell table:style-name="ce27" table:formula="of:=IF(LEN([.F49])&gt;0;MAX([.D$3:.D48])+1;&quot;&quot;)">
            <text:p/>
          </table:table-cell>
          <table:table-cell table:style-name="ce29" table:formula="of:=IF(LEN([.D49])&gt;0;CONCATENATE([.$K$1];TEXT([.D4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50])&gt;0;HYPERLINK(CONCATENATE([$Dict.$B$1];&quot;issues/&quot;;[.B50]);CONCATENATE(&quot;#&quot;;[.B50]));&quot;&quot;)">
            <text:p/>
          </table:table-cell>
          <table:table-cell table:style-name="ce27" table:formula="of:=IF(LEN([.F50])&gt;0;MAX([.D$3:.D49])+1;&quot;&quot;)">
            <text:p/>
          </table:table-cell>
          <table:table-cell table:style-name="ce29" table:formula="of:=IF(LEN([.D50])&gt;0;CONCATENATE([.$K$1];TEXT([.D5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51])&gt;0;HYPERLINK(CONCATENATE([$Dict.$B$1];&quot;issues/&quot;;[.B51]);CONCATENATE(&quot;#&quot;;[.B51]));&quot;&quot;)">
            <text:p/>
          </table:table-cell>
          <table:table-cell table:style-name="ce27" table:formula="of:=IF(LEN([.F51])&gt;0;MAX([.D$3:.D50])+1;&quot;&quot;)">
            <text:p/>
          </table:table-cell>
          <table:table-cell table:style-name="ce29" table:formula="of:=IF(LEN([.D51])&gt;0;CONCATENATE([.$K$1];TEXT([.D5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52])&gt;0;HYPERLINK(CONCATENATE([$Dict.$B$1];&quot;issues/&quot;;[.B52]);CONCATENATE(&quot;#&quot;;[.B52]));&quot;&quot;)">
            <text:p/>
          </table:table-cell>
          <table:table-cell table:style-name="ce27" table:formula="of:=IF(LEN([.F52])&gt;0;MAX([.D$3:.D51])+1;&quot;&quot;)">
            <text:p/>
          </table:table-cell>
          <table:table-cell table:style-name="ce29" table:formula="of:=IF(LEN([.D52])&gt;0;CONCATENATE([.$K$1];TEXT([.D5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53])&gt;0;HYPERLINK(CONCATENATE([$Dict.$B$1];&quot;issues/&quot;;[.B53]);CONCATENATE(&quot;#&quot;;[.B53]));&quot;&quot;)">
            <text:p/>
          </table:table-cell>
          <table:table-cell table:style-name="ce27" table:formula="of:=IF(LEN([.F53])&gt;0;MAX([.D$3:.D52])+1;&quot;&quot;)">
            <text:p/>
          </table:table-cell>
          <table:table-cell table:style-name="ce29" table:formula="of:=IF(LEN([.D53])&gt;0;CONCATENATE([.$K$1];TEXT([.D5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54])&gt;0;HYPERLINK(CONCATENATE([$Dict.$B$1];&quot;issues/&quot;;[.B54]);CONCATENATE(&quot;#&quot;;[.B54]));&quot;&quot;)">
            <text:p/>
          </table:table-cell>
          <table:table-cell table:style-name="ce27" table:formula="of:=IF(LEN([.F54])&gt;0;MAX([.D$3:.D53])+1;&quot;&quot;)">
            <text:p/>
          </table:table-cell>
          <table:table-cell table:style-name="ce29" table:formula="of:=IF(LEN([.D54])&gt;0;CONCATENATE([.$K$1];TEXT([.D5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55])&gt;0;HYPERLINK(CONCATENATE([$Dict.$B$1];&quot;issues/&quot;;[.B55]);CONCATENATE(&quot;#&quot;;[.B55]));&quot;&quot;)">
            <text:p/>
          </table:table-cell>
          <table:table-cell table:style-name="ce27" table:formula="of:=IF(LEN([.F55])&gt;0;MAX([.D$3:.D54])+1;&quot;&quot;)">
            <text:p/>
          </table:table-cell>
          <table:table-cell table:style-name="ce29" table:formula="of:=IF(LEN([.D55])&gt;0;CONCATENATE([.$K$1];TEXT([.D5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56])&gt;0;HYPERLINK(CONCATENATE([$Dict.$B$1];&quot;issues/&quot;;[.B56]);CONCATENATE(&quot;#&quot;;[.B56]));&quot;&quot;)">
            <text:p/>
          </table:table-cell>
          <table:table-cell table:style-name="ce27" table:formula="of:=IF(LEN([.F56])&gt;0;MAX([.D$3:.D55])+1;&quot;&quot;)">
            <text:p/>
          </table:table-cell>
          <table:table-cell table:style-name="ce29" table:formula="of:=IF(LEN([.D56])&gt;0;CONCATENATE([.$K$1];TEXT([.D5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57])&gt;0;HYPERLINK(CONCATENATE([$Dict.$B$1];&quot;issues/&quot;;[.B57]);CONCATENATE(&quot;#&quot;;[.B57]));&quot;&quot;)">
            <text:p/>
          </table:table-cell>
          <table:table-cell table:style-name="ce27" table:formula="of:=IF(LEN([.F57])&gt;0;MAX([.D$3:.D56])+1;&quot;&quot;)">
            <text:p/>
          </table:table-cell>
          <table:table-cell table:style-name="ce29" table:formula="of:=IF(LEN([.D57])&gt;0;CONCATENATE([.$K$1];TEXT([.D5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58])&gt;0;HYPERLINK(CONCATENATE([$Dict.$B$1];&quot;issues/&quot;;[.B58]);CONCATENATE(&quot;#&quot;;[.B58]));&quot;&quot;)">
            <text:p/>
          </table:table-cell>
          <table:table-cell table:style-name="ce27" table:formula="of:=IF(LEN([.F58])&gt;0;MAX([.D$3:.D57])+1;&quot;&quot;)">
            <text:p/>
          </table:table-cell>
          <table:table-cell table:style-name="ce29" table:formula="of:=IF(LEN([.D58])&gt;0;CONCATENATE([.$K$1];TEXT([.D5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59])&gt;0;HYPERLINK(CONCATENATE([$Dict.$B$1];&quot;issues/&quot;;[.B59]);CONCATENATE(&quot;#&quot;;[.B59]));&quot;&quot;)">
            <text:p/>
          </table:table-cell>
          <table:table-cell table:style-name="ce27" table:formula="of:=IF(LEN([.F59])&gt;0;MAX([.D$3:.D58])+1;&quot;&quot;)">
            <text:p/>
          </table:table-cell>
          <table:table-cell table:style-name="ce29" table:formula="of:=IF(LEN([.D59])&gt;0;CONCATENATE([.$K$1];TEXT([.D5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60])&gt;0;HYPERLINK(CONCATENATE([$Dict.$B$1];&quot;issues/&quot;;[.B60]);CONCATENATE(&quot;#&quot;;[.B60]));&quot;&quot;)">
            <text:p/>
          </table:table-cell>
          <table:table-cell table:style-name="ce27" table:formula="of:=IF(LEN([.F60])&gt;0;MAX([.D$3:.D59])+1;&quot;&quot;)">
            <text:p/>
          </table:table-cell>
          <table:table-cell table:style-name="ce29" table:formula="of:=IF(LEN([.D60])&gt;0;CONCATENATE([.$K$1];TEXT([.D6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61])&gt;0;HYPERLINK(CONCATENATE([$Dict.$B$1];&quot;issues/&quot;;[.B61]);CONCATENATE(&quot;#&quot;;[.B61]));&quot;&quot;)">
            <text:p/>
          </table:table-cell>
          <table:table-cell table:style-name="ce27" table:formula="of:=IF(LEN([.F61])&gt;0;MAX([.D$3:.D60])+1;&quot;&quot;)">
            <text:p/>
          </table:table-cell>
          <table:table-cell table:style-name="ce29" table:formula="of:=IF(LEN([.D61])&gt;0;CONCATENATE([.$K$1];TEXT([.D6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62])&gt;0;HYPERLINK(CONCATENATE([$Dict.$B$1];&quot;issues/&quot;;[.B62]);CONCATENATE(&quot;#&quot;;[.B62]));&quot;&quot;)">
            <text:p/>
          </table:table-cell>
          <table:table-cell table:style-name="ce27" table:formula="of:=IF(LEN([.F62])&gt;0;MAX([.D$3:.D61])+1;&quot;&quot;)">
            <text:p/>
          </table:table-cell>
          <table:table-cell table:style-name="ce29" table:formula="of:=IF(LEN([.D62])&gt;0;CONCATENATE([.$K$1];TEXT([.D6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63])&gt;0;HYPERLINK(CONCATENATE([$Dict.$B$1];&quot;issues/&quot;;[.B63]);CONCATENATE(&quot;#&quot;;[.B63]));&quot;&quot;)">
            <text:p/>
          </table:table-cell>
          <table:table-cell table:style-name="ce27" table:formula="of:=IF(LEN([.F63])&gt;0;MAX([.D$3:.D62])+1;&quot;&quot;)">
            <text:p/>
          </table:table-cell>
          <table:table-cell table:style-name="ce29" table:formula="of:=IF(LEN([.D63])&gt;0;CONCATENATE([.$K$1];TEXT([.D6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64])&gt;0;HYPERLINK(CONCATENATE([$Dict.$B$1];&quot;issues/&quot;;[.B64]);CONCATENATE(&quot;#&quot;;[.B64]));&quot;&quot;)">
            <text:p/>
          </table:table-cell>
          <table:table-cell table:style-name="ce27" table:formula="of:=IF(LEN([.F64])&gt;0;MAX([.D$3:.D63])+1;&quot;&quot;)">
            <text:p/>
          </table:table-cell>
          <table:table-cell table:style-name="ce29" table:formula="of:=IF(LEN([.D64])&gt;0;CONCATENATE([.$K$1];TEXT([.D6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65])&gt;0;HYPERLINK(CONCATENATE([$Dict.$B$1];&quot;issues/&quot;;[.B65]);CONCATENATE(&quot;#&quot;;[.B65]));&quot;&quot;)">
            <text:p/>
          </table:table-cell>
          <table:table-cell table:style-name="ce27" table:formula="of:=IF(LEN([.F65])&gt;0;MAX([.D$3:.D64])+1;&quot;&quot;)">
            <text:p/>
          </table:table-cell>
          <table:table-cell table:style-name="ce29" table:formula="of:=IF(LEN([.D65])&gt;0;CONCATENATE([.$K$1];TEXT([.D6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66])&gt;0;HYPERLINK(CONCATENATE([$Dict.$B$1];&quot;issues/&quot;;[.B66]);CONCATENATE(&quot;#&quot;;[.B66]));&quot;&quot;)">
            <text:p/>
          </table:table-cell>
          <table:table-cell table:style-name="ce27" table:formula="of:=IF(LEN([.F66])&gt;0;MAX([.D$3:.D65])+1;&quot;&quot;)">
            <text:p/>
          </table:table-cell>
          <table:table-cell table:style-name="ce29" table:formula="of:=IF(LEN([.D66])&gt;0;CONCATENATE([.$K$1];TEXT([.D6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67])&gt;0;HYPERLINK(CONCATENATE([$Dict.$B$1];&quot;issues/&quot;;[.B67]);CONCATENATE(&quot;#&quot;;[.B67]));&quot;&quot;)">
            <text:p/>
          </table:table-cell>
          <table:table-cell table:style-name="ce27" table:formula="of:=IF(LEN([.F67])&gt;0;MAX([.D$3:.D66])+1;&quot;&quot;)">
            <text:p/>
          </table:table-cell>
          <table:table-cell table:style-name="ce29" table:formula="of:=IF(LEN([.D67])&gt;0;CONCATENATE([.$K$1];TEXT([.D6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68])&gt;0;HYPERLINK(CONCATENATE([$Dict.$B$1];&quot;issues/&quot;;[.B68]);CONCATENATE(&quot;#&quot;;[.B68]));&quot;&quot;)">
            <text:p/>
          </table:table-cell>
          <table:table-cell table:style-name="ce27" table:formula="of:=IF(LEN([.F68])&gt;0;MAX([.D$3:.D67])+1;&quot;&quot;)">
            <text:p/>
          </table:table-cell>
          <table:table-cell table:style-name="ce29" table:formula="of:=IF(LEN([.D68])&gt;0;CONCATENATE([.$K$1];TEXT([.D6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69])&gt;0;HYPERLINK(CONCATENATE([$Dict.$B$1];&quot;issues/&quot;;[.B69]);CONCATENATE(&quot;#&quot;;[.B69]));&quot;&quot;)">
            <text:p/>
          </table:table-cell>
          <table:table-cell table:style-name="ce27" table:formula="of:=IF(LEN([.F69])&gt;0;MAX([.D$3:.D68])+1;&quot;&quot;)">
            <text:p/>
          </table:table-cell>
          <table:table-cell table:style-name="ce29" table:formula="of:=IF(LEN([.D69])&gt;0;CONCATENATE([.$K$1];TEXT([.D6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70])&gt;0;HYPERLINK(CONCATENATE([$Dict.$B$1];&quot;issues/&quot;;[.B70]);CONCATENATE(&quot;#&quot;;[.B70]));&quot;&quot;)">
            <text:p/>
          </table:table-cell>
          <table:table-cell table:style-name="ce27" table:formula="of:=IF(LEN([.F70])&gt;0;MAX([.D$3:.D69])+1;&quot;&quot;)">
            <text:p/>
          </table:table-cell>
          <table:table-cell table:style-name="ce29" table:formula="of:=IF(LEN([.D70])&gt;0;CONCATENATE([.$K$1];TEXT([.D7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71])&gt;0;HYPERLINK(CONCATENATE([$Dict.$B$1];&quot;issues/&quot;;[.B71]);CONCATENATE(&quot;#&quot;;[.B71]));&quot;&quot;)">
            <text:p/>
          </table:table-cell>
          <table:table-cell table:style-name="ce27" table:formula="of:=IF(LEN([.F71])&gt;0;MAX([.D$3:.D70])+1;&quot;&quot;)">
            <text:p/>
          </table:table-cell>
          <table:table-cell table:style-name="ce29" table:formula="of:=IF(LEN([.D71])&gt;0;CONCATENATE([.$K$1];TEXT([.D7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72])&gt;0;HYPERLINK(CONCATENATE([$Dict.$B$1];&quot;issues/&quot;;[.B72]);CONCATENATE(&quot;#&quot;;[.B72]));&quot;&quot;)">
            <text:p/>
          </table:table-cell>
          <table:table-cell table:style-name="ce27" table:formula="of:=IF(LEN([.F72])&gt;0;MAX([.D$3:.D71])+1;&quot;&quot;)">
            <text:p/>
          </table:table-cell>
          <table:table-cell table:style-name="ce29" table:formula="of:=IF(LEN([.D72])&gt;0;CONCATENATE([.$K$1];TEXT([.D7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73])&gt;0;HYPERLINK(CONCATENATE([$Dict.$B$1];&quot;issues/&quot;;[.B73]);CONCATENATE(&quot;#&quot;;[.B73]));&quot;&quot;)">
            <text:p/>
          </table:table-cell>
          <table:table-cell table:style-name="ce27" table:formula="of:=IF(LEN([.F73])&gt;0;MAX([.D$3:.D72])+1;&quot;&quot;)">
            <text:p/>
          </table:table-cell>
          <table:table-cell table:style-name="ce29" table:formula="of:=IF(LEN([.D73])&gt;0;CONCATENATE([.$K$1];TEXT([.D7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74])&gt;0;HYPERLINK(CONCATENATE([$Dict.$B$1];&quot;issues/&quot;;[.B74]);CONCATENATE(&quot;#&quot;;[.B74]));&quot;&quot;)">
            <text:p/>
          </table:table-cell>
          <table:table-cell table:style-name="ce27" table:formula="of:=IF(LEN([.F74])&gt;0;MAX([.D$3:.D73])+1;&quot;&quot;)">
            <text:p/>
          </table:table-cell>
          <table:table-cell table:style-name="ce29" table:formula="of:=IF(LEN([.D74])&gt;0;CONCATENATE([.$K$1];TEXT([.D7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75])&gt;0;HYPERLINK(CONCATENATE([$Dict.$B$1];&quot;issues/&quot;;[.B75]);CONCATENATE(&quot;#&quot;;[.B75]));&quot;&quot;)">
            <text:p/>
          </table:table-cell>
          <table:table-cell table:style-name="ce27" table:formula="of:=IF(LEN([.F75])&gt;0;MAX([.D$3:.D74])+1;&quot;&quot;)">
            <text:p/>
          </table:table-cell>
          <table:table-cell table:style-name="ce29" table:formula="of:=IF(LEN([.D75])&gt;0;CONCATENATE([.$K$1];TEXT([.D7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76])&gt;0;HYPERLINK(CONCATENATE([$Dict.$B$1];&quot;issues/&quot;;[.B76]);CONCATENATE(&quot;#&quot;;[.B76]));&quot;&quot;)">
            <text:p/>
          </table:table-cell>
          <table:table-cell table:style-name="ce27" table:formula="of:=IF(LEN([.F76])&gt;0;MAX([.D$3:.D75])+1;&quot;&quot;)">
            <text:p/>
          </table:table-cell>
          <table:table-cell table:style-name="ce29" table:formula="of:=IF(LEN([.D76])&gt;0;CONCATENATE([.$K$1];TEXT([.D7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77])&gt;0;HYPERLINK(CONCATENATE([$Dict.$B$1];&quot;issues/&quot;;[.B77]);CONCATENATE(&quot;#&quot;;[.B77]));&quot;&quot;)">
            <text:p/>
          </table:table-cell>
          <table:table-cell table:style-name="ce27" table:formula="of:=IF(LEN([.F77])&gt;0;MAX([.D$3:.D76])+1;&quot;&quot;)">
            <text:p/>
          </table:table-cell>
          <table:table-cell table:style-name="ce29" table:formula="of:=IF(LEN([.D77])&gt;0;CONCATENATE([.$K$1];TEXT([.D7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78])&gt;0;HYPERLINK(CONCATENATE([$Dict.$B$1];&quot;issues/&quot;;[.B78]);CONCATENATE(&quot;#&quot;;[.B78]));&quot;&quot;)">
            <text:p/>
          </table:table-cell>
          <table:table-cell table:style-name="ce27" table:formula="of:=IF(LEN([.F78])&gt;0;MAX([.D$3:.D77])+1;&quot;&quot;)">
            <text:p/>
          </table:table-cell>
          <table:table-cell table:style-name="ce29" table:formula="of:=IF(LEN([.D78])&gt;0;CONCATENATE([.$K$1];TEXT([.D7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79])&gt;0;HYPERLINK(CONCATENATE([$Dict.$B$1];&quot;issues/&quot;;[.B79]);CONCATENATE(&quot;#&quot;;[.B79]));&quot;&quot;)">
            <text:p/>
          </table:table-cell>
          <table:table-cell table:style-name="ce27" table:formula="of:=IF(LEN([.F79])&gt;0;MAX([.D$3:.D78])+1;&quot;&quot;)">
            <text:p/>
          </table:table-cell>
          <table:table-cell table:style-name="ce29" table:formula="of:=IF(LEN([.D79])&gt;0;CONCATENATE([.$K$1];TEXT([.D7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80])&gt;0;HYPERLINK(CONCATENATE([$Dict.$B$1];&quot;issues/&quot;;[.B80]);CONCATENATE(&quot;#&quot;;[.B80]));&quot;&quot;)">
            <text:p/>
          </table:table-cell>
          <table:table-cell table:style-name="ce27" table:formula="of:=IF(LEN([.F80])&gt;0;MAX([.D$3:.D79])+1;&quot;&quot;)">
            <text:p/>
          </table:table-cell>
          <table:table-cell table:style-name="ce29" table:formula="of:=IF(LEN([.D80])&gt;0;CONCATENATE([.$K$1];TEXT([.D8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81])&gt;0;HYPERLINK(CONCATENATE([$Dict.$B$1];&quot;issues/&quot;;[.B81]);CONCATENATE(&quot;#&quot;;[.B81]));&quot;&quot;)">
            <text:p/>
          </table:table-cell>
          <table:table-cell table:style-name="ce27" table:formula="of:=IF(LEN([.F81])&gt;0;MAX([.D$3:.D80])+1;&quot;&quot;)">
            <text:p/>
          </table:table-cell>
          <table:table-cell table:style-name="ce29" table:formula="of:=IF(LEN([.D81])&gt;0;CONCATENATE([.$K$1];TEXT([.D8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82])&gt;0;HYPERLINK(CONCATENATE([$Dict.$B$1];&quot;issues/&quot;;[.B82]);CONCATENATE(&quot;#&quot;;[.B82]));&quot;&quot;)">
            <text:p/>
          </table:table-cell>
          <table:table-cell table:style-name="ce27" table:formula="of:=IF(LEN([.F82])&gt;0;MAX([.D$3:.D81])+1;&quot;&quot;)">
            <text:p/>
          </table:table-cell>
          <table:table-cell table:style-name="ce29" table:formula="of:=IF(LEN([.D82])&gt;0;CONCATENATE([.$K$1];TEXT([.D8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83])&gt;0;HYPERLINK(CONCATENATE([$Dict.$B$1];&quot;issues/&quot;;[.B83]);CONCATENATE(&quot;#&quot;;[.B83]));&quot;&quot;)">
            <text:p/>
          </table:table-cell>
          <table:table-cell table:style-name="ce27" table:formula="of:=IF(LEN([.F83])&gt;0;MAX([.D$3:.D82])+1;&quot;&quot;)">
            <text:p/>
          </table:table-cell>
          <table:table-cell table:style-name="ce29" table:formula="of:=IF(LEN([.D83])&gt;0;CONCATENATE([.$K$1];TEXT([.D8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84])&gt;0;HYPERLINK(CONCATENATE([$Dict.$B$1];&quot;issues/&quot;;[.B84]);CONCATENATE(&quot;#&quot;;[.B84]));&quot;&quot;)">
            <text:p/>
          </table:table-cell>
          <table:table-cell table:style-name="ce27" table:formula="of:=IF(LEN([.F84])&gt;0;MAX([.D$3:.D83])+1;&quot;&quot;)">
            <text:p/>
          </table:table-cell>
          <table:table-cell table:style-name="ce29" table:formula="of:=IF(LEN([.D84])&gt;0;CONCATENATE([.$K$1];TEXT([.D8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85])&gt;0;HYPERLINK(CONCATENATE([$Dict.$B$1];&quot;issues/&quot;;[.B85]);CONCATENATE(&quot;#&quot;;[.B85]));&quot;&quot;)">
            <text:p/>
          </table:table-cell>
          <table:table-cell table:style-name="ce27" table:formula="of:=IF(LEN([.F85])&gt;0;MAX([.D$3:.D84])+1;&quot;&quot;)">
            <text:p/>
          </table:table-cell>
          <table:table-cell table:style-name="ce29" table:formula="of:=IF(LEN([.D85])&gt;0;CONCATENATE([.$K$1];TEXT([.D8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86])&gt;0;HYPERLINK(CONCATENATE([$Dict.$B$1];&quot;issues/&quot;;[.B86]);CONCATENATE(&quot;#&quot;;[.B86]));&quot;&quot;)">
            <text:p/>
          </table:table-cell>
          <table:table-cell table:style-name="ce27" table:formula="of:=IF(LEN([.F86])&gt;0;MAX([.D$3:.D85])+1;&quot;&quot;)">
            <text:p/>
          </table:table-cell>
          <table:table-cell table:style-name="ce29" table:formula="of:=IF(LEN([.D86])&gt;0;CONCATENATE([.$K$1];TEXT([.D8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87])&gt;0;HYPERLINK(CONCATENATE([$Dict.$B$1];&quot;issues/&quot;;[.B87]);CONCATENATE(&quot;#&quot;;[.B87]));&quot;&quot;)">
            <text:p/>
          </table:table-cell>
          <table:table-cell table:style-name="ce27" table:formula="of:=IF(LEN([.F87])&gt;0;MAX([.D$3:.D86])+1;&quot;&quot;)">
            <text:p/>
          </table:table-cell>
          <table:table-cell table:style-name="ce29" table:formula="of:=IF(LEN([.D87])&gt;0;CONCATENATE([.$K$1];TEXT([.D8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88])&gt;0;HYPERLINK(CONCATENATE([$Dict.$B$1];&quot;issues/&quot;;[.B88]);CONCATENATE(&quot;#&quot;;[.B88]));&quot;&quot;)">
            <text:p/>
          </table:table-cell>
          <table:table-cell table:style-name="ce27" table:formula="of:=IF(LEN([.F88])&gt;0;MAX([.D$3:.D87])+1;&quot;&quot;)">
            <text:p/>
          </table:table-cell>
          <table:table-cell table:style-name="ce29" table:formula="of:=IF(LEN([.D88])&gt;0;CONCATENATE([.$K$1];TEXT([.D8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89])&gt;0;HYPERLINK(CONCATENATE([$Dict.$B$1];&quot;issues/&quot;;[.B89]);CONCATENATE(&quot;#&quot;;[.B89]));&quot;&quot;)">
            <text:p/>
          </table:table-cell>
          <table:table-cell table:style-name="ce27" table:formula="of:=IF(LEN([.F89])&gt;0;MAX([.D$3:.D88])+1;&quot;&quot;)">
            <text:p/>
          </table:table-cell>
          <table:table-cell table:style-name="ce29" table:formula="of:=IF(LEN([.D89])&gt;0;CONCATENATE([.$K$1];TEXT([.D8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90])&gt;0;HYPERLINK(CONCATENATE([$Dict.$B$1];&quot;issues/&quot;;[.B90]);CONCATENATE(&quot;#&quot;;[.B90]));&quot;&quot;)">
            <text:p/>
          </table:table-cell>
          <table:table-cell table:style-name="ce27" table:formula="of:=IF(LEN([.F90])&gt;0;MAX([.D$3:.D89])+1;&quot;&quot;)">
            <text:p/>
          </table:table-cell>
          <table:table-cell table:style-name="ce29" table:formula="of:=IF(LEN([.D90])&gt;0;CONCATENATE([.$K$1];TEXT([.D9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91])&gt;0;HYPERLINK(CONCATENATE([$Dict.$B$1];&quot;issues/&quot;;[.B91]);CONCATENATE(&quot;#&quot;;[.B91]));&quot;&quot;)">
            <text:p/>
          </table:table-cell>
          <table:table-cell table:style-name="ce27" table:formula="of:=IF(LEN([.F91])&gt;0;MAX([.D$3:.D90])+1;&quot;&quot;)">
            <text:p/>
          </table:table-cell>
          <table:table-cell table:style-name="ce29" table:formula="of:=IF(LEN([.D91])&gt;0;CONCATENATE([.$K$1];TEXT([.D9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92])&gt;0;HYPERLINK(CONCATENATE([$Dict.$B$1];&quot;issues/&quot;;[.B92]);CONCATENATE(&quot;#&quot;;[.B92]));&quot;&quot;)">
            <text:p/>
          </table:table-cell>
          <table:table-cell table:style-name="ce27" table:formula="of:=IF(LEN([.F92])&gt;0;MAX([.D$3:.D91])+1;&quot;&quot;)">
            <text:p/>
          </table:table-cell>
          <table:table-cell table:style-name="ce29" table:formula="of:=IF(LEN([.D92])&gt;0;CONCATENATE([.$K$1];TEXT([.D9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93])&gt;0;HYPERLINK(CONCATENATE([$Dict.$B$1];&quot;issues/&quot;;[.B93]);CONCATENATE(&quot;#&quot;;[.B93]));&quot;&quot;)">
            <text:p/>
          </table:table-cell>
          <table:table-cell table:style-name="ce27" table:formula="of:=IF(LEN([.F93])&gt;0;MAX([.D$3:.D92])+1;&quot;&quot;)">
            <text:p/>
          </table:table-cell>
          <table:table-cell table:style-name="ce29" table:formula="of:=IF(LEN([.D93])&gt;0;CONCATENATE([.$K$1];TEXT([.D9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94])&gt;0;HYPERLINK(CONCATENATE([$Dict.$B$1];&quot;issues/&quot;;[.B94]);CONCATENATE(&quot;#&quot;;[.B94]));&quot;&quot;)">
            <text:p/>
          </table:table-cell>
          <table:table-cell table:style-name="ce27" table:formula="of:=IF(LEN([.F94])&gt;0;MAX([.D$3:.D93])+1;&quot;&quot;)">
            <text:p/>
          </table:table-cell>
          <table:table-cell table:style-name="ce29" table:formula="of:=IF(LEN([.D94])&gt;0;CONCATENATE([.$K$1];TEXT([.D9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95])&gt;0;HYPERLINK(CONCATENATE([$Dict.$B$1];&quot;issues/&quot;;[.B95]);CONCATENATE(&quot;#&quot;;[.B95]));&quot;&quot;)">
            <text:p/>
          </table:table-cell>
          <table:table-cell table:style-name="ce27" table:formula="of:=IF(LEN([.F95])&gt;0;MAX([.D$3:.D94])+1;&quot;&quot;)">
            <text:p/>
          </table:table-cell>
          <table:table-cell table:style-name="ce29" table:formula="of:=IF(LEN([.D95])&gt;0;CONCATENATE([.$K$1];TEXT([.D9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96])&gt;0;HYPERLINK(CONCATENATE([$Dict.$B$1];&quot;issues/&quot;;[.B96]);CONCATENATE(&quot;#&quot;;[.B96]));&quot;&quot;)">
            <text:p/>
          </table:table-cell>
          <table:table-cell table:style-name="ce27" table:formula="of:=IF(LEN([.F96])&gt;0;MAX([.D$3:.D95])+1;&quot;&quot;)">
            <text:p/>
          </table:table-cell>
          <table:table-cell table:style-name="ce29" table:formula="of:=IF(LEN([.D96])&gt;0;CONCATENATE([.$K$1];TEXT([.D9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97])&gt;0;HYPERLINK(CONCATENATE([$Dict.$B$1];&quot;issues/&quot;;[.B97]);CONCATENATE(&quot;#&quot;;[.B97]));&quot;&quot;)">
            <text:p/>
          </table:table-cell>
          <table:table-cell table:style-name="ce27" table:formula="of:=IF(LEN([.F97])&gt;0;MAX([.D$3:.D96])+1;&quot;&quot;)">
            <text:p/>
          </table:table-cell>
          <table:table-cell table:style-name="ce29" table:formula="of:=IF(LEN([.D97])&gt;0;CONCATENATE([.$K$1];TEXT([.D9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98])&gt;0;HYPERLINK(CONCATENATE([$Dict.$B$1];&quot;issues/&quot;;[.B98]);CONCATENATE(&quot;#&quot;;[.B98]));&quot;&quot;)">
            <text:p/>
          </table:table-cell>
          <table:table-cell table:style-name="ce27" table:formula="of:=IF(LEN([.F98])&gt;0;MAX([.D$3:.D97])+1;&quot;&quot;)">
            <text:p/>
          </table:table-cell>
          <table:table-cell table:style-name="ce29" table:formula="of:=IF(LEN([.D98])&gt;0;CONCATENATE([.$K$1];TEXT([.D9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99])&gt;0;HYPERLINK(CONCATENATE([$Dict.$B$1];&quot;issues/&quot;;[.B99]);CONCATENATE(&quot;#&quot;;[.B99]));&quot;&quot;)">
            <text:p/>
          </table:table-cell>
          <table:table-cell table:style-name="ce27" table:formula="of:=IF(LEN([.F99])&gt;0;MAX([.D$3:.D98])+1;&quot;&quot;)">
            <text:p/>
          </table:table-cell>
          <table:table-cell table:style-name="ce29" table:formula="of:=IF(LEN([.D99])&gt;0;CONCATENATE([.$K$1];TEXT([.D9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00])&gt;0;HYPERLINK(CONCATENATE([$Dict.$B$1];&quot;issues/&quot;;[.B100]);CONCATENATE(&quot;#&quot;;[.B100]));&quot;&quot;)">
            <text:p/>
          </table:table-cell>
          <table:table-cell table:style-name="ce27" table:formula="of:=IF(LEN([.F100])&gt;0;MAX([.D$3:.D99])+1;&quot;&quot;)">
            <text:p/>
          </table:table-cell>
          <table:table-cell table:style-name="ce29" table:formula="of:=IF(LEN([.D100])&gt;0;CONCATENATE([.$K$1];TEXT([.D10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01])&gt;0;HYPERLINK(CONCATENATE([$Dict.$B$1];&quot;issues/&quot;;[.B101]);CONCATENATE(&quot;#&quot;;[.B101]));&quot;&quot;)">
            <text:p/>
          </table:table-cell>
          <table:table-cell table:style-name="ce27" table:formula="of:=IF(LEN([.F101])&gt;0;MAX([.D$3:.D100])+1;&quot;&quot;)">
            <text:p/>
          </table:table-cell>
          <table:table-cell table:style-name="ce29" table:formula="of:=IF(LEN([.D101])&gt;0;CONCATENATE([.$K$1];TEXT([.D10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02])&gt;0;HYPERLINK(CONCATENATE([$Dict.$B$1];&quot;issues/&quot;;[.B102]);CONCATENATE(&quot;#&quot;;[.B102]));&quot;&quot;)">
            <text:p/>
          </table:table-cell>
          <table:table-cell table:style-name="ce27" table:formula="of:=IF(LEN([.F102])&gt;0;MAX([.D$3:.D101])+1;&quot;&quot;)">
            <text:p/>
          </table:table-cell>
          <table:table-cell table:style-name="ce29" table:formula="of:=IF(LEN([.D102])&gt;0;CONCATENATE([.$K$1];TEXT([.D10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03])&gt;0;HYPERLINK(CONCATENATE([$Dict.$B$1];&quot;issues/&quot;;[.B103]);CONCATENATE(&quot;#&quot;;[.B103]));&quot;&quot;)">
            <text:p/>
          </table:table-cell>
          <table:table-cell table:style-name="ce27" table:formula="of:=IF(LEN([.F103])&gt;0;MAX([.D$3:.D102])+1;&quot;&quot;)">
            <text:p/>
          </table:table-cell>
          <table:table-cell table:style-name="ce29" table:formula="of:=IF(LEN([.D103])&gt;0;CONCATENATE([.$K$1];TEXT([.D10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04])&gt;0;HYPERLINK(CONCATENATE([$Dict.$B$1];&quot;issues/&quot;;[.B104]);CONCATENATE(&quot;#&quot;;[.B104]));&quot;&quot;)">
            <text:p/>
          </table:table-cell>
          <table:table-cell table:style-name="ce27" table:formula="of:=IF(LEN([.F104])&gt;0;MAX([.D$3:.D103])+1;&quot;&quot;)">
            <text:p/>
          </table:table-cell>
          <table:table-cell table:style-name="ce29" table:formula="of:=IF(LEN([.D104])&gt;0;CONCATENATE([.$K$1];TEXT([.D10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05])&gt;0;HYPERLINK(CONCATENATE([$Dict.$B$1];&quot;issues/&quot;;[.B105]);CONCATENATE(&quot;#&quot;;[.B105]));&quot;&quot;)">
            <text:p/>
          </table:table-cell>
          <table:table-cell table:style-name="ce27" table:formula="of:=IF(LEN([.F105])&gt;0;MAX([.D$3:.D104])+1;&quot;&quot;)">
            <text:p/>
          </table:table-cell>
          <table:table-cell table:style-name="ce29" table:formula="of:=IF(LEN([.D105])&gt;0;CONCATENATE([.$K$1];TEXT([.D10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06])&gt;0;HYPERLINK(CONCATENATE([$Dict.$B$1];&quot;issues/&quot;;[.B106]);CONCATENATE(&quot;#&quot;;[.B106]));&quot;&quot;)">
            <text:p/>
          </table:table-cell>
          <table:table-cell table:style-name="ce27" table:formula="of:=IF(LEN([.F106])&gt;0;MAX([.D$3:.D105])+1;&quot;&quot;)">
            <text:p/>
          </table:table-cell>
          <table:table-cell table:style-name="ce29" table:formula="of:=IF(LEN([.D106])&gt;0;CONCATENATE([.$K$1];TEXT([.D10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07])&gt;0;HYPERLINK(CONCATENATE([$Dict.$B$1];&quot;issues/&quot;;[.B107]);CONCATENATE(&quot;#&quot;;[.B107]));&quot;&quot;)">
            <text:p/>
          </table:table-cell>
          <table:table-cell table:style-name="ce27" table:formula="of:=IF(LEN([.F107])&gt;0;MAX([.D$3:.D106])+1;&quot;&quot;)">
            <text:p/>
          </table:table-cell>
          <table:table-cell table:style-name="ce29" table:formula="of:=IF(LEN([.D107])&gt;0;CONCATENATE([.$K$1];TEXT([.D10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08])&gt;0;HYPERLINK(CONCATENATE([$Dict.$B$1];&quot;issues/&quot;;[.B108]);CONCATENATE(&quot;#&quot;;[.B108]));&quot;&quot;)">
            <text:p/>
          </table:table-cell>
          <table:table-cell table:style-name="ce27" table:formula="of:=IF(LEN([.F108])&gt;0;MAX([.D$3:.D107])+1;&quot;&quot;)">
            <text:p/>
          </table:table-cell>
          <table:table-cell table:style-name="ce29" table:formula="of:=IF(LEN([.D108])&gt;0;CONCATENATE([.$K$1];TEXT([.D10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09])&gt;0;HYPERLINK(CONCATENATE([$Dict.$B$1];&quot;issues/&quot;;[.B109]);CONCATENATE(&quot;#&quot;;[.B109]));&quot;&quot;)">
            <text:p/>
          </table:table-cell>
          <table:table-cell table:style-name="ce27" table:formula="of:=IF(LEN([.F109])&gt;0;MAX([.D$3:.D108])+1;&quot;&quot;)">
            <text:p/>
          </table:table-cell>
          <table:table-cell table:style-name="ce29" table:formula="of:=IF(LEN([.D109])&gt;0;CONCATENATE([.$K$1];TEXT([.D10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10])&gt;0;HYPERLINK(CONCATENATE([$Dict.$B$1];&quot;issues/&quot;;[.B110]);CONCATENATE(&quot;#&quot;;[.B110]));&quot;&quot;)">
            <text:p/>
          </table:table-cell>
          <table:table-cell table:style-name="ce27" table:formula="of:=IF(LEN([.F110])&gt;0;MAX([.D$3:.D109])+1;&quot;&quot;)">
            <text:p/>
          </table:table-cell>
          <table:table-cell table:style-name="ce29" table:formula="of:=IF(LEN([.D110])&gt;0;CONCATENATE([.$K$1];TEXT([.D11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11])&gt;0;HYPERLINK(CONCATENATE([$Dict.$B$1];&quot;issues/&quot;;[.B111]);CONCATENATE(&quot;#&quot;;[.B111]));&quot;&quot;)">
            <text:p/>
          </table:table-cell>
          <table:table-cell table:style-name="ce27" table:formula="of:=IF(LEN([.F111])&gt;0;MAX([.D$3:.D110])+1;&quot;&quot;)">
            <text:p/>
          </table:table-cell>
          <table:table-cell table:style-name="ce29" table:formula="of:=IF(LEN([.D111])&gt;0;CONCATENATE([.$K$1];TEXT([.D11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12])&gt;0;HYPERLINK(CONCATENATE([$Dict.$B$1];&quot;issues/&quot;;[.B112]);CONCATENATE(&quot;#&quot;;[.B112]));&quot;&quot;)">
            <text:p/>
          </table:table-cell>
          <table:table-cell table:style-name="ce27" table:formula="of:=IF(LEN([.F112])&gt;0;MAX([.D$3:.D111])+1;&quot;&quot;)">
            <text:p/>
          </table:table-cell>
          <table:table-cell table:style-name="ce29" table:formula="of:=IF(LEN([.D112])&gt;0;CONCATENATE([.$K$1];TEXT([.D11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13])&gt;0;HYPERLINK(CONCATENATE([$Dict.$B$1];&quot;issues/&quot;;[.B113]);CONCATENATE(&quot;#&quot;;[.B113]));&quot;&quot;)">
            <text:p/>
          </table:table-cell>
          <table:table-cell table:style-name="ce27" table:formula="of:=IF(LEN([.F113])&gt;0;MAX([.D$3:.D112])+1;&quot;&quot;)">
            <text:p/>
          </table:table-cell>
          <table:table-cell table:style-name="ce29" table:formula="of:=IF(LEN([.D113])&gt;0;CONCATENATE([.$K$1];TEXT([.D11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14])&gt;0;HYPERLINK(CONCATENATE([$Dict.$B$1];&quot;issues/&quot;;[.B114]);CONCATENATE(&quot;#&quot;;[.B114]));&quot;&quot;)">
            <text:p/>
          </table:table-cell>
          <table:table-cell table:style-name="ce27" table:formula="of:=IF(LEN([.F114])&gt;0;MAX([.D$3:.D113])+1;&quot;&quot;)">
            <text:p/>
          </table:table-cell>
          <table:table-cell table:style-name="ce29" table:formula="of:=IF(LEN([.D114])&gt;0;CONCATENATE([.$K$1];TEXT([.D11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15])&gt;0;HYPERLINK(CONCATENATE([$Dict.$B$1];&quot;issues/&quot;;[.B115]);CONCATENATE(&quot;#&quot;;[.B115]));&quot;&quot;)">
            <text:p/>
          </table:table-cell>
          <table:table-cell table:style-name="ce27" table:formula="of:=IF(LEN([.F115])&gt;0;MAX([.D$3:.D114])+1;&quot;&quot;)">
            <text:p/>
          </table:table-cell>
          <table:table-cell table:style-name="ce29" table:formula="of:=IF(LEN([.D115])&gt;0;CONCATENATE([.$K$1];TEXT([.D11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16])&gt;0;HYPERLINK(CONCATENATE([$Dict.$B$1];&quot;issues/&quot;;[.B116]);CONCATENATE(&quot;#&quot;;[.B116]));&quot;&quot;)">
            <text:p/>
          </table:table-cell>
          <table:table-cell table:style-name="ce27" table:formula="of:=IF(LEN([.F116])&gt;0;MAX([.D$3:.D115])+1;&quot;&quot;)">
            <text:p/>
          </table:table-cell>
          <table:table-cell table:style-name="ce29" table:formula="of:=IF(LEN([.D116])&gt;0;CONCATENATE([.$K$1];TEXT([.D11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17])&gt;0;HYPERLINK(CONCATENATE([$Dict.$B$1];&quot;issues/&quot;;[.B117]);CONCATENATE(&quot;#&quot;;[.B117]));&quot;&quot;)">
            <text:p/>
          </table:table-cell>
          <table:table-cell table:style-name="ce27" table:formula="of:=IF(LEN([.F117])&gt;0;MAX([.D$3:.D116])+1;&quot;&quot;)">
            <text:p/>
          </table:table-cell>
          <table:table-cell table:style-name="ce29" table:formula="of:=IF(LEN([.D117])&gt;0;CONCATENATE([.$K$1];TEXT([.D11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18])&gt;0;HYPERLINK(CONCATENATE([$Dict.$B$1];&quot;issues/&quot;;[.B118]);CONCATENATE(&quot;#&quot;;[.B118]));&quot;&quot;)">
            <text:p/>
          </table:table-cell>
          <table:table-cell table:style-name="ce27" table:formula="of:=IF(LEN([.F118])&gt;0;MAX([.D$3:.D117])+1;&quot;&quot;)">
            <text:p/>
          </table:table-cell>
          <table:table-cell table:style-name="ce29" table:formula="of:=IF(LEN([.D118])&gt;0;CONCATENATE([.$K$1];TEXT([.D11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19])&gt;0;HYPERLINK(CONCATENATE([$Dict.$B$1];&quot;issues/&quot;;[.B119]);CONCATENATE(&quot;#&quot;;[.B119]));&quot;&quot;)">
            <text:p/>
          </table:table-cell>
          <table:table-cell table:style-name="ce27" table:formula="of:=IF(LEN([.F119])&gt;0;MAX([.D$3:.D118])+1;&quot;&quot;)">
            <text:p/>
          </table:table-cell>
          <table:table-cell table:style-name="ce29" table:formula="of:=IF(LEN([.D119])&gt;0;CONCATENATE([.$K$1];TEXT([.D11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20])&gt;0;HYPERLINK(CONCATENATE([$Dict.$B$1];&quot;issues/&quot;;[.B120]);CONCATENATE(&quot;#&quot;;[.B120]));&quot;&quot;)">
            <text:p/>
          </table:table-cell>
          <table:table-cell table:style-name="ce27" table:formula="of:=IF(LEN([.F120])&gt;0;MAX([.D$3:.D119])+1;&quot;&quot;)">
            <text:p/>
          </table:table-cell>
          <table:table-cell table:style-name="ce29" table:formula="of:=IF(LEN([.D120])&gt;0;CONCATENATE([.$K$1];TEXT([.D12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21])&gt;0;HYPERLINK(CONCATENATE([$Dict.$B$1];&quot;issues/&quot;;[.B121]);CONCATENATE(&quot;#&quot;;[.B121]));&quot;&quot;)">
            <text:p/>
          </table:table-cell>
          <table:table-cell table:style-name="ce27" table:formula="of:=IF(LEN([.F121])&gt;0;MAX([.D$3:.D120])+1;&quot;&quot;)">
            <text:p/>
          </table:table-cell>
          <table:table-cell table:style-name="ce29" table:formula="of:=IF(LEN([.D121])&gt;0;CONCATENATE([.$K$1];TEXT([.D12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22])&gt;0;HYPERLINK(CONCATENATE([$Dict.$B$1];&quot;issues/&quot;;[.B122]);CONCATENATE(&quot;#&quot;;[.B122]));&quot;&quot;)">
            <text:p/>
          </table:table-cell>
          <table:table-cell table:style-name="ce27" table:formula="of:=IF(LEN([.F122])&gt;0;MAX([.D$3:.D121])+1;&quot;&quot;)">
            <text:p/>
          </table:table-cell>
          <table:table-cell table:style-name="ce29" table:formula="of:=IF(LEN([.D122])&gt;0;CONCATENATE([.$K$1];TEXT([.D12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23])&gt;0;HYPERLINK(CONCATENATE([$Dict.$B$1];&quot;issues/&quot;;[.B123]);CONCATENATE(&quot;#&quot;;[.B123]));&quot;&quot;)">
            <text:p/>
          </table:table-cell>
          <table:table-cell table:style-name="ce27" table:formula="of:=IF(LEN([.F123])&gt;0;MAX([.D$3:.D122])+1;&quot;&quot;)">
            <text:p/>
          </table:table-cell>
          <table:table-cell table:style-name="ce29" table:formula="of:=IF(LEN([.D123])&gt;0;CONCATENATE([.$K$1];TEXT([.D12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24])&gt;0;HYPERLINK(CONCATENATE([$Dict.$B$1];&quot;issues/&quot;;[.B124]);CONCATENATE(&quot;#&quot;;[.B124]));&quot;&quot;)">
            <text:p/>
          </table:table-cell>
          <table:table-cell table:style-name="ce27" table:formula="of:=IF(LEN([.F124])&gt;0;MAX([.D$3:.D123])+1;&quot;&quot;)">
            <text:p/>
          </table:table-cell>
          <table:table-cell table:style-name="ce29" table:formula="of:=IF(LEN([.D124])&gt;0;CONCATENATE([.$K$1];TEXT([.D12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25])&gt;0;HYPERLINK(CONCATENATE([$Dict.$B$1];&quot;issues/&quot;;[.B125]);CONCATENATE(&quot;#&quot;;[.B125]));&quot;&quot;)">
            <text:p/>
          </table:table-cell>
          <table:table-cell table:style-name="ce27" table:formula="of:=IF(LEN([.F125])&gt;0;MAX([.D$3:.D124])+1;&quot;&quot;)">
            <text:p/>
          </table:table-cell>
          <table:table-cell table:style-name="ce29" table:formula="of:=IF(LEN([.D125])&gt;0;CONCATENATE([.$K$1];TEXT([.D12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26])&gt;0;HYPERLINK(CONCATENATE([$Dict.$B$1];&quot;issues/&quot;;[.B126]);CONCATENATE(&quot;#&quot;;[.B126]));&quot;&quot;)">
            <text:p/>
          </table:table-cell>
          <table:table-cell table:style-name="ce27" table:formula="of:=IF(LEN([.F126])&gt;0;MAX([.D$3:.D125])+1;&quot;&quot;)">
            <text:p/>
          </table:table-cell>
          <table:table-cell table:style-name="ce29" table:formula="of:=IF(LEN([.D126])&gt;0;CONCATENATE([.$K$1];TEXT([.D12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27])&gt;0;HYPERLINK(CONCATENATE([$Dict.$B$1];&quot;issues/&quot;;[.B127]);CONCATENATE(&quot;#&quot;;[.B127]));&quot;&quot;)">
            <text:p/>
          </table:table-cell>
          <table:table-cell table:style-name="ce27" table:formula="of:=IF(LEN([.F127])&gt;0;MAX([.D$3:.D126])+1;&quot;&quot;)">
            <text:p/>
          </table:table-cell>
          <table:table-cell table:style-name="ce29" table:formula="of:=IF(LEN([.D127])&gt;0;CONCATENATE([.$K$1];TEXT([.D12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28])&gt;0;HYPERLINK(CONCATENATE([$Dict.$B$1];&quot;issues/&quot;;[.B128]);CONCATENATE(&quot;#&quot;;[.B128]));&quot;&quot;)">
            <text:p/>
          </table:table-cell>
          <table:table-cell table:style-name="ce27" table:formula="of:=IF(LEN([.F128])&gt;0;MAX([.D$3:.D127])+1;&quot;&quot;)">
            <text:p/>
          </table:table-cell>
          <table:table-cell table:style-name="ce29" table:formula="of:=IF(LEN([.D128])&gt;0;CONCATENATE([.$K$1];TEXT([.D12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29])&gt;0;HYPERLINK(CONCATENATE([$Dict.$B$1];&quot;issues/&quot;;[.B129]);CONCATENATE(&quot;#&quot;;[.B129]));&quot;&quot;)">
            <text:p/>
          </table:table-cell>
          <table:table-cell table:style-name="ce27" table:formula="of:=IF(LEN([.F129])&gt;0;MAX([.D$3:.D128])+1;&quot;&quot;)">
            <text:p/>
          </table:table-cell>
          <table:table-cell table:style-name="ce29" table:formula="of:=IF(LEN([.D129])&gt;0;CONCATENATE([.$K$1];TEXT([.D12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30])&gt;0;HYPERLINK(CONCATENATE([$Dict.$B$1];&quot;issues/&quot;;[.B130]);CONCATENATE(&quot;#&quot;;[.B130]));&quot;&quot;)">
            <text:p/>
          </table:table-cell>
          <table:table-cell table:style-name="ce27" table:formula="of:=IF(LEN([.F130])&gt;0;MAX([.D$3:.D129])+1;&quot;&quot;)">
            <text:p/>
          </table:table-cell>
          <table:table-cell table:style-name="ce29" table:formula="of:=IF(LEN([.D130])&gt;0;CONCATENATE([.$K$1];TEXT([.D13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31])&gt;0;HYPERLINK(CONCATENATE([$Dict.$B$1];&quot;issues/&quot;;[.B131]);CONCATENATE(&quot;#&quot;;[.B131]));&quot;&quot;)">
            <text:p/>
          </table:table-cell>
          <table:table-cell table:style-name="ce27" table:formula="of:=IF(LEN([.F131])&gt;0;MAX([.D$3:.D130])+1;&quot;&quot;)">
            <text:p/>
          </table:table-cell>
          <table:table-cell table:style-name="ce29" table:formula="of:=IF(LEN([.D131])&gt;0;CONCATENATE([.$K$1];TEXT([.D13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32])&gt;0;HYPERLINK(CONCATENATE([$Dict.$B$1];&quot;issues/&quot;;[.B132]);CONCATENATE(&quot;#&quot;;[.B132]));&quot;&quot;)">
            <text:p/>
          </table:table-cell>
          <table:table-cell table:style-name="ce27" table:formula="of:=IF(LEN([.F132])&gt;0;MAX([.D$3:.D131])+1;&quot;&quot;)">
            <text:p/>
          </table:table-cell>
          <table:table-cell table:style-name="ce29" table:formula="of:=IF(LEN([.D132])&gt;0;CONCATENATE([.$K$1];TEXT([.D13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33])&gt;0;HYPERLINK(CONCATENATE([$Dict.$B$1];&quot;issues/&quot;;[.B133]);CONCATENATE(&quot;#&quot;;[.B133]));&quot;&quot;)">
            <text:p/>
          </table:table-cell>
          <table:table-cell table:style-name="ce27" table:formula="of:=IF(LEN([.F133])&gt;0;MAX([.D$3:.D132])+1;&quot;&quot;)">
            <text:p/>
          </table:table-cell>
          <table:table-cell table:style-name="ce29" table:formula="of:=IF(LEN([.D133])&gt;0;CONCATENATE([.$K$1];TEXT([.D13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34])&gt;0;HYPERLINK(CONCATENATE([$Dict.$B$1];&quot;issues/&quot;;[.B134]);CONCATENATE(&quot;#&quot;;[.B134]));&quot;&quot;)">
            <text:p/>
          </table:table-cell>
          <table:table-cell table:style-name="ce27" table:formula="of:=IF(LEN([.F134])&gt;0;MAX([.D$3:.D133])+1;&quot;&quot;)">
            <text:p/>
          </table:table-cell>
          <table:table-cell table:style-name="ce29" table:formula="of:=IF(LEN([.D134])&gt;0;CONCATENATE([.$K$1];TEXT([.D13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35])&gt;0;HYPERLINK(CONCATENATE([$Dict.$B$1];&quot;issues/&quot;;[.B135]);CONCATENATE(&quot;#&quot;;[.B135]));&quot;&quot;)">
            <text:p/>
          </table:table-cell>
          <table:table-cell table:style-name="ce27" table:formula="of:=IF(LEN([.F135])&gt;0;MAX([.D$3:.D134])+1;&quot;&quot;)">
            <text:p/>
          </table:table-cell>
          <table:table-cell table:style-name="ce29" table:formula="of:=IF(LEN([.D135])&gt;0;CONCATENATE([.$K$1];TEXT([.D13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36])&gt;0;HYPERLINK(CONCATENATE([$Dict.$B$1];&quot;issues/&quot;;[.B136]);CONCATENATE(&quot;#&quot;;[.B136]));&quot;&quot;)">
            <text:p/>
          </table:table-cell>
          <table:table-cell table:style-name="ce27" table:formula="of:=IF(LEN([.F136])&gt;0;MAX([.D$3:.D135])+1;&quot;&quot;)">
            <text:p/>
          </table:table-cell>
          <table:table-cell table:style-name="ce29" table:formula="of:=IF(LEN([.D136])&gt;0;CONCATENATE([.$K$1];TEXT([.D13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37])&gt;0;HYPERLINK(CONCATENATE([$Dict.$B$1];&quot;issues/&quot;;[.B137]);CONCATENATE(&quot;#&quot;;[.B137]));&quot;&quot;)">
            <text:p/>
          </table:table-cell>
          <table:table-cell table:style-name="ce27" table:formula="of:=IF(LEN([.F137])&gt;0;MAX([.D$3:.D136])+1;&quot;&quot;)">
            <text:p/>
          </table:table-cell>
          <table:table-cell table:style-name="ce29" table:formula="of:=IF(LEN([.D137])&gt;0;CONCATENATE([.$K$1];TEXT([.D13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38])&gt;0;HYPERLINK(CONCATENATE([$Dict.$B$1];&quot;issues/&quot;;[.B138]);CONCATENATE(&quot;#&quot;;[.B138]));&quot;&quot;)">
            <text:p/>
          </table:table-cell>
          <table:table-cell table:style-name="ce27" table:formula="of:=IF(LEN([.F138])&gt;0;MAX([.D$3:.D137])+1;&quot;&quot;)">
            <text:p/>
          </table:table-cell>
          <table:table-cell table:style-name="ce29" table:formula="of:=IF(LEN([.D138])&gt;0;CONCATENATE([.$K$1];TEXT([.D13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39])&gt;0;HYPERLINK(CONCATENATE([$Dict.$B$1];&quot;issues/&quot;;[.B139]);CONCATENATE(&quot;#&quot;;[.B139]));&quot;&quot;)">
            <text:p/>
          </table:table-cell>
          <table:table-cell table:style-name="ce27" table:formula="of:=IF(LEN([.F139])&gt;0;MAX([.D$3:.D138])+1;&quot;&quot;)">
            <text:p/>
          </table:table-cell>
          <table:table-cell table:style-name="ce29" table:formula="of:=IF(LEN([.D139])&gt;0;CONCATENATE([.$K$1];TEXT([.D13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40])&gt;0;HYPERLINK(CONCATENATE([$Dict.$B$1];&quot;issues/&quot;;[.B140]);CONCATENATE(&quot;#&quot;;[.B140]));&quot;&quot;)">
            <text:p/>
          </table:table-cell>
          <table:table-cell table:style-name="ce27" table:formula="of:=IF(LEN([.F140])&gt;0;MAX([.D$3:.D139])+1;&quot;&quot;)">
            <text:p/>
          </table:table-cell>
          <table:table-cell table:style-name="ce29" table:formula="of:=IF(LEN([.D140])&gt;0;CONCATENATE([.$K$1];TEXT([.D14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41])&gt;0;HYPERLINK(CONCATENATE([$Dict.$B$1];&quot;issues/&quot;;[.B141]);CONCATENATE(&quot;#&quot;;[.B141]));&quot;&quot;)">
            <text:p/>
          </table:table-cell>
          <table:table-cell table:style-name="ce27" table:formula="of:=IF(LEN([.F141])&gt;0;MAX([.D$3:.D140])+1;&quot;&quot;)">
            <text:p/>
          </table:table-cell>
          <table:table-cell table:style-name="ce29" table:formula="of:=IF(LEN([.D141])&gt;0;CONCATENATE([.$K$1];TEXT([.D14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42])&gt;0;HYPERLINK(CONCATENATE([$Dict.$B$1];&quot;issues/&quot;;[.B142]);CONCATENATE(&quot;#&quot;;[.B142]));&quot;&quot;)">
            <text:p/>
          </table:table-cell>
          <table:table-cell table:style-name="ce27" table:formula="of:=IF(LEN([.F142])&gt;0;MAX([.D$3:.D141])+1;&quot;&quot;)">
            <text:p/>
          </table:table-cell>
          <table:table-cell table:style-name="ce29" table:formula="of:=IF(LEN([.D142])&gt;0;CONCATENATE([.$K$1];TEXT([.D14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43])&gt;0;HYPERLINK(CONCATENATE([$Dict.$B$1];&quot;issues/&quot;;[.B143]);CONCATENATE(&quot;#&quot;;[.B143]));&quot;&quot;)">
            <text:p/>
          </table:table-cell>
          <table:table-cell table:style-name="ce27" table:formula="of:=IF(LEN([.F143])&gt;0;MAX([.D$3:.D142])+1;&quot;&quot;)">
            <text:p/>
          </table:table-cell>
          <table:table-cell table:style-name="ce29" table:formula="of:=IF(LEN([.D143])&gt;0;CONCATENATE([.$K$1];TEXT([.D14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44])&gt;0;HYPERLINK(CONCATENATE([$Dict.$B$1];&quot;issues/&quot;;[.B144]);CONCATENATE(&quot;#&quot;;[.B144]));&quot;&quot;)">
            <text:p/>
          </table:table-cell>
          <table:table-cell table:style-name="ce27" table:formula="of:=IF(LEN([.F144])&gt;0;MAX([.D$3:.D143])+1;&quot;&quot;)">
            <text:p/>
          </table:table-cell>
          <table:table-cell table:style-name="ce29" table:formula="of:=IF(LEN([.D144])&gt;0;CONCATENATE([.$K$1];TEXT([.D14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45])&gt;0;HYPERLINK(CONCATENATE([$Dict.$B$1];&quot;issues/&quot;;[.B145]);CONCATENATE(&quot;#&quot;;[.B145]));&quot;&quot;)">
            <text:p/>
          </table:table-cell>
          <table:table-cell table:style-name="ce27" table:formula="of:=IF(LEN([.F145])&gt;0;MAX([.D$3:.D144])+1;&quot;&quot;)">
            <text:p/>
          </table:table-cell>
          <table:table-cell table:style-name="ce29" table:formula="of:=IF(LEN([.D145])&gt;0;CONCATENATE([.$K$1];TEXT([.D14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46])&gt;0;HYPERLINK(CONCATENATE([$Dict.$B$1];&quot;issues/&quot;;[.B146]);CONCATENATE(&quot;#&quot;;[.B146]));&quot;&quot;)">
            <text:p/>
          </table:table-cell>
          <table:table-cell table:style-name="ce27" table:formula="of:=IF(LEN([.F146])&gt;0;MAX([.D$3:.D145])+1;&quot;&quot;)">
            <text:p/>
          </table:table-cell>
          <table:table-cell table:style-name="ce29" table:formula="of:=IF(LEN([.D146])&gt;0;CONCATENATE([.$K$1];TEXT([.D14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47])&gt;0;HYPERLINK(CONCATENATE([$Dict.$B$1];&quot;issues/&quot;;[.B147]);CONCATENATE(&quot;#&quot;;[.B147]));&quot;&quot;)">
            <text:p/>
          </table:table-cell>
          <table:table-cell table:style-name="ce27" table:formula="of:=IF(LEN([.F147])&gt;0;MAX([.D$3:.D146])+1;&quot;&quot;)">
            <text:p/>
          </table:table-cell>
          <table:table-cell table:style-name="ce29" table:formula="of:=IF(LEN([.D147])&gt;0;CONCATENATE([.$K$1];TEXT([.D14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48])&gt;0;HYPERLINK(CONCATENATE([$Dict.$B$1];&quot;issues/&quot;;[.B148]);CONCATENATE(&quot;#&quot;;[.B148]));&quot;&quot;)">
            <text:p/>
          </table:table-cell>
          <table:table-cell table:style-name="ce27" table:formula="of:=IF(LEN([.F148])&gt;0;MAX([.D$3:.D147])+1;&quot;&quot;)">
            <text:p/>
          </table:table-cell>
          <table:table-cell table:style-name="ce29" table:formula="of:=IF(LEN([.D148])&gt;0;CONCATENATE([.$K$1];TEXT([.D14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49])&gt;0;HYPERLINK(CONCATENATE([$Dict.$B$1];&quot;issues/&quot;;[.B149]);CONCATENATE(&quot;#&quot;;[.B149]));&quot;&quot;)">
            <text:p/>
          </table:table-cell>
          <table:table-cell table:style-name="ce27" table:formula="of:=IF(LEN([.F149])&gt;0;MAX([.D$3:.D148])+1;&quot;&quot;)">
            <text:p/>
          </table:table-cell>
          <table:table-cell table:style-name="ce29" table:formula="of:=IF(LEN([.D149])&gt;0;CONCATENATE([.$K$1];TEXT([.D14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50])&gt;0;HYPERLINK(CONCATENATE([$Dict.$B$1];&quot;issues/&quot;;[.B150]);CONCATENATE(&quot;#&quot;;[.B150]));&quot;&quot;)">
            <text:p/>
          </table:table-cell>
          <table:table-cell table:style-name="ce27" table:formula="of:=IF(LEN([.F150])&gt;0;MAX([.D$3:.D149])+1;&quot;&quot;)">
            <text:p/>
          </table:table-cell>
          <table:table-cell table:style-name="ce29" table:formula="of:=IF(LEN([.D150])&gt;0;CONCATENATE([.$K$1];TEXT([.D15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51])&gt;0;HYPERLINK(CONCATENATE([$Dict.$B$1];&quot;issues/&quot;;[.B151]);CONCATENATE(&quot;#&quot;;[.B151]));&quot;&quot;)">
            <text:p/>
          </table:table-cell>
          <table:table-cell table:style-name="ce27" table:formula="of:=IF(LEN([.F151])&gt;0;MAX([.D$3:.D150])+1;&quot;&quot;)">
            <text:p/>
          </table:table-cell>
          <table:table-cell table:style-name="ce29" table:formula="of:=IF(LEN([.D151])&gt;0;CONCATENATE([.$K$1];TEXT([.D15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52])&gt;0;HYPERLINK(CONCATENATE([$Dict.$B$1];&quot;issues/&quot;;[.B152]);CONCATENATE(&quot;#&quot;;[.B152]));&quot;&quot;)">
            <text:p/>
          </table:table-cell>
          <table:table-cell table:style-name="ce27" table:formula="of:=IF(LEN([.F152])&gt;0;MAX([.D$3:.D151])+1;&quot;&quot;)">
            <text:p/>
          </table:table-cell>
          <table:table-cell table:style-name="ce29" table:formula="of:=IF(LEN([.D152])&gt;0;CONCATENATE([.$K$1];TEXT([.D15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53])&gt;0;HYPERLINK(CONCATENATE([$Dict.$B$1];&quot;issues/&quot;;[.B153]);CONCATENATE(&quot;#&quot;;[.B153]));&quot;&quot;)">
            <text:p/>
          </table:table-cell>
          <table:table-cell table:style-name="ce27" table:formula="of:=IF(LEN([.F153])&gt;0;MAX([.D$3:.D152])+1;&quot;&quot;)">
            <text:p/>
          </table:table-cell>
          <table:table-cell table:style-name="ce29" table:formula="of:=IF(LEN([.D153])&gt;0;CONCATENATE([.$K$1];TEXT([.D15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54])&gt;0;HYPERLINK(CONCATENATE([$Dict.$B$1];&quot;issues/&quot;;[.B154]);CONCATENATE(&quot;#&quot;;[.B154]));&quot;&quot;)">
            <text:p/>
          </table:table-cell>
          <table:table-cell table:style-name="ce27" table:formula="of:=IF(LEN([.F154])&gt;0;MAX([.D$3:.D153])+1;&quot;&quot;)">
            <text:p/>
          </table:table-cell>
          <table:table-cell table:style-name="ce29" table:formula="of:=IF(LEN([.D154])&gt;0;CONCATENATE([.$K$1];TEXT([.D15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55])&gt;0;HYPERLINK(CONCATENATE([$Dict.$B$1];&quot;issues/&quot;;[.B155]);CONCATENATE(&quot;#&quot;;[.B155]));&quot;&quot;)">
            <text:p/>
          </table:table-cell>
          <table:table-cell table:style-name="ce27" table:formula="of:=IF(LEN([.F155])&gt;0;MAX([.D$3:.D154])+1;&quot;&quot;)">
            <text:p/>
          </table:table-cell>
          <table:table-cell table:style-name="ce29" table:formula="of:=IF(LEN([.D155])&gt;0;CONCATENATE([.$K$1];TEXT([.D15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56])&gt;0;HYPERLINK(CONCATENATE([$Dict.$B$1];&quot;issues/&quot;;[.B156]);CONCATENATE(&quot;#&quot;;[.B156]));&quot;&quot;)">
            <text:p/>
          </table:table-cell>
          <table:table-cell table:style-name="ce27" table:formula="of:=IF(LEN([.F156])&gt;0;MAX([.D$3:.D155])+1;&quot;&quot;)">
            <text:p/>
          </table:table-cell>
          <table:table-cell table:style-name="ce29" table:formula="of:=IF(LEN([.D156])&gt;0;CONCATENATE([.$K$1];TEXT([.D15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57])&gt;0;HYPERLINK(CONCATENATE([$Dict.$B$1];&quot;issues/&quot;;[.B157]);CONCATENATE(&quot;#&quot;;[.B157]));&quot;&quot;)">
            <text:p/>
          </table:table-cell>
          <table:table-cell table:style-name="ce27" table:formula="of:=IF(LEN([.F157])&gt;0;MAX([.D$3:.D156])+1;&quot;&quot;)">
            <text:p/>
          </table:table-cell>
          <table:table-cell table:style-name="ce29" table:formula="of:=IF(LEN([.D157])&gt;0;CONCATENATE([.$K$1];TEXT([.D15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58])&gt;0;HYPERLINK(CONCATENATE([$Dict.$B$1];&quot;issues/&quot;;[.B158]);CONCATENATE(&quot;#&quot;;[.B158]));&quot;&quot;)">
            <text:p/>
          </table:table-cell>
          <table:table-cell table:style-name="ce27" table:formula="of:=IF(LEN([.F158])&gt;0;MAX([.D$3:.D157])+1;&quot;&quot;)">
            <text:p/>
          </table:table-cell>
          <table:table-cell table:style-name="ce29" table:formula="of:=IF(LEN([.D158])&gt;0;CONCATENATE([.$K$1];TEXT([.D15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59])&gt;0;HYPERLINK(CONCATENATE([$Dict.$B$1];&quot;issues/&quot;;[.B159]);CONCATENATE(&quot;#&quot;;[.B159]));&quot;&quot;)">
            <text:p/>
          </table:table-cell>
          <table:table-cell table:style-name="ce27" table:formula="of:=IF(LEN([.F159])&gt;0;MAX([.D$3:.D158])+1;&quot;&quot;)">
            <text:p/>
          </table:table-cell>
          <table:table-cell table:style-name="ce29" table:formula="of:=IF(LEN([.D159])&gt;0;CONCATENATE([.$K$1];TEXT([.D15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60])&gt;0;HYPERLINK(CONCATENATE([$Dict.$B$1];&quot;issues/&quot;;[.B160]);CONCATENATE(&quot;#&quot;;[.B160]));&quot;&quot;)">
            <text:p/>
          </table:table-cell>
          <table:table-cell table:style-name="ce27" table:formula="of:=IF(LEN([.F160])&gt;0;MAX([.D$3:.D159])+1;&quot;&quot;)">
            <text:p/>
          </table:table-cell>
          <table:table-cell table:style-name="ce29" table:formula="of:=IF(LEN([.D160])&gt;0;CONCATENATE([.$K$1];TEXT([.D16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61])&gt;0;HYPERLINK(CONCATENATE([$Dict.$B$1];&quot;issues/&quot;;[.B161]);CONCATENATE(&quot;#&quot;;[.B161]));&quot;&quot;)">
            <text:p/>
          </table:table-cell>
          <table:table-cell table:style-name="ce27" table:formula="of:=IF(LEN([.F161])&gt;0;MAX([.D$3:.D160])+1;&quot;&quot;)">
            <text:p/>
          </table:table-cell>
          <table:table-cell table:style-name="ce29" table:formula="of:=IF(LEN([.D161])&gt;0;CONCATENATE([.$K$1];TEXT([.D16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62])&gt;0;HYPERLINK(CONCATENATE([$Dict.$B$1];&quot;issues/&quot;;[.B162]);CONCATENATE(&quot;#&quot;;[.B162]));&quot;&quot;)">
            <text:p/>
          </table:table-cell>
          <table:table-cell table:style-name="ce27" table:formula="of:=IF(LEN([.F162])&gt;0;MAX([.D$3:.D161])+1;&quot;&quot;)">
            <text:p/>
          </table:table-cell>
          <table:table-cell table:style-name="ce29" table:formula="of:=IF(LEN([.D162])&gt;0;CONCATENATE([.$K$1];TEXT([.D16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63])&gt;0;HYPERLINK(CONCATENATE([$Dict.$B$1];&quot;issues/&quot;;[.B163]);CONCATENATE(&quot;#&quot;;[.B163]));&quot;&quot;)">
            <text:p/>
          </table:table-cell>
          <table:table-cell table:style-name="ce27" table:formula="of:=IF(LEN([.F163])&gt;0;MAX([.D$3:.D162])+1;&quot;&quot;)">
            <text:p/>
          </table:table-cell>
          <table:table-cell table:style-name="ce29" table:formula="of:=IF(LEN([.D163])&gt;0;CONCATENATE([.$K$1];TEXT([.D16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64])&gt;0;HYPERLINK(CONCATENATE([$Dict.$B$1];&quot;issues/&quot;;[.B164]);CONCATENATE(&quot;#&quot;;[.B164]));&quot;&quot;)">
            <text:p/>
          </table:table-cell>
          <table:table-cell table:style-name="ce27" table:formula="of:=IF(LEN([.F164])&gt;0;MAX([.D$3:.D163])+1;&quot;&quot;)">
            <text:p/>
          </table:table-cell>
          <table:table-cell table:style-name="ce29" table:formula="of:=IF(LEN([.D164])&gt;0;CONCATENATE([.$K$1];TEXT([.D16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65])&gt;0;HYPERLINK(CONCATENATE([$Dict.$B$1];&quot;issues/&quot;;[.B165]);CONCATENATE(&quot;#&quot;;[.B165]));&quot;&quot;)">
            <text:p/>
          </table:table-cell>
          <table:table-cell table:style-name="ce27" table:formula="of:=IF(LEN([.F165])&gt;0;MAX([.D$3:.D164])+1;&quot;&quot;)">
            <text:p/>
          </table:table-cell>
          <table:table-cell table:style-name="ce29" table:formula="of:=IF(LEN([.D165])&gt;0;CONCATENATE([.$K$1];TEXT([.D16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66])&gt;0;HYPERLINK(CONCATENATE([$Dict.$B$1];&quot;issues/&quot;;[.B166]);CONCATENATE(&quot;#&quot;;[.B166]));&quot;&quot;)">
            <text:p/>
          </table:table-cell>
          <table:table-cell table:style-name="ce27" table:formula="of:=IF(LEN([.F166])&gt;0;MAX([.D$3:.D165])+1;&quot;&quot;)">
            <text:p/>
          </table:table-cell>
          <table:table-cell table:style-name="ce29" table:formula="of:=IF(LEN([.D166])&gt;0;CONCATENATE([.$K$1];TEXT([.D16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67])&gt;0;HYPERLINK(CONCATENATE([$Dict.$B$1];&quot;issues/&quot;;[.B167]);CONCATENATE(&quot;#&quot;;[.B167]));&quot;&quot;)">
            <text:p/>
          </table:table-cell>
          <table:table-cell table:style-name="ce27" table:formula="of:=IF(LEN([.F167])&gt;0;MAX([.D$3:.D166])+1;&quot;&quot;)">
            <text:p/>
          </table:table-cell>
          <table:table-cell table:style-name="ce29" table:formula="of:=IF(LEN([.D167])&gt;0;CONCATENATE([.$K$1];TEXT([.D16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68])&gt;0;HYPERLINK(CONCATENATE([$Dict.$B$1];&quot;issues/&quot;;[.B168]);CONCATENATE(&quot;#&quot;;[.B168]));&quot;&quot;)">
            <text:p/>
          </table:table-cell>
          <table:table-cell table:style-name="ce27" table:formula="of:=IF(LEN([.F168])&gt;0;MAX([.D$3:.D167])+1;&quot;&quot;)">
            <text:p/>
          </table:table-cell>
          <table:table-cell table:style-name="ce29" table:formula="of:=IF(LEN([.D168])&gt;0;CONCATENATE([.$K$1];TEXT([.D16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69])&gt;0;HYPERLINK(CONCATENATE([$Dict.$B$1];&quot;issues/&quot;;[.B169]);CONCATENATE(&quot;#&quot;;[.B169]));&quot;&quot;)">
            <text:p/>
          </table:table-cell>
          <table:table-cell table:style-name="ce27" table:formula="of:=IF(LEN([.F169])&gt;0;MAX([.D$3:.D168])+1;&quot;&quot;)">
            <text:p/>
          </table:table-cell>
          <table:table-cell table:style-name="ce29" table:formula="of:=IF(LEN([.D169])&gt;0;CONCATENATE([.$K$1];TEXT([.D16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70])&gt;0;HYPERLINK(CONCATENATE([$Dict.$B$1];&quot;issues/&quot;;[.B170]);CONCATENATE(&quot;#&quot;;[.B170]));&quot;&quot;)">
            <text:p/>
          </table:table-cell>
          <table:table-cell table:style-name="ce27" table:formula="of:=IF(LEN([.F170])&gt;0;MAX([.D$3:.D169])+1;&quot;&quot;)">
            <text:p/>
          </table:table-cell>
          <table:table-cell table:style-name="ce29" table:formula="of:=IF(LEN([.D170])&gt;0;CONCATENATE([.$K$1];TEXT([.D17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71])&gt;0;HYPERLINK(CONCATENATE([$Dict.$B$1];&quot;issues/&quot;;[.B171]);CONCATENATE(&quot;#&quot;;[.B171]));&quot;&quot;)">
            <text:p/>
          </table:table-cell>
          <table:table-cell table:style-name="ce27" table:formula="of:=IF(LEN([.F171])&gt;0;MAX([.D$3:.D170])+1;&quot;&quot;)">
            <text:p/>
          </table:table-cell>
          <table:table-cell table:style-name="ce29" table:formula="of:=IF(LEN([.D171])&gt;0;CONCATENATE([.$K$1];TEXT([.D17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72])&gt;0;HYPERLINK(CONCATENATE([$Dict.$B$1];&quot;issues/&quot;;[.B172]);CONCATENATE(&quot;#&quot;;[.B172]));&quot;&quot;)">
            <text:p/>
          </table:table-cell>
          <table:table-cell table:style-name="ce27" table:formula="of:=IF(LEN([.F172])&gt;0;MAX([.D$3:.D171])+1;&quot;&quot;)">
            <text:p/>
          </table:table-cell>
          <table:table-cell table:style-name="ce29" table:formula="of:=IF(LEN([.D172])&gt;0;CONCATENATE([.$K$1];TEXT([.D17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73])&gt;0;HYPERLINK(CONCATENATE([$Dict.$B$1];&quot;issues/&quot;;[.B173]);CONCATENATE(&quot;#&quot;;[.B173]));&quot;&quot;)">
            <text:p/>
          </table:table-cell>
          <table:table-cell table:style-name="ce27" table:formula="of:=IF(LEN([.F173])&gt;0;MAX([.D$3:.D172])+1;&quot;&quot;)">
            <text:p/>
          </table:table-cell>
          <table:table-cell table:style-name="ce29" table:formula="of:=IF(LEN([.D173])&gt;0;CONCATENATE([.$K$1];TEXT([.D17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74])&gt;0;HYPERLINK(CONCATENATE([$Dict.$B$1];&quot;issues/&quot;;[.B174]);CONCATENATE(&quot;#&quot;;[.B174]));&quot;&quot;)">
            <text:p/>
          </table:table-cell>
          <table:table-cell table:style-name="ce27" table:formula="of:=IF(LEN([.F174])&gt;0;MAX([.D$3:.D173])+1;&quot;&quot;)">
            <text:p/>
          </table:table-cell>
          <table:table-cell table:style-name="ce29" table:formula="of:=IF(LEN([.D174])&gt;0;CONCATENATE([.$K$1];TEXT([.D17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75])&gt;0;HYPERLINK(CONCATENATE([$Dict.$B$1];&quot;issues/&quot;;[.B175]);CONCATENATE(&quot;#&quot;;[.B175]));&quot;&quot;)">
            <text:p/>
          </table:table-cell>
          <table:table-cell table:style-name="ce27" table:formula="of:=IF(LEN([.F175])&gt;0;MAX([.D$3:.D174])+1;&quot;&quot;)">
            <text:p/>
          </table:table-cell>
          <table:table-cell table:style-name="ce29" table:formula="of:=IF(LEN([.D175])&gt;0;CONCATENATE([.$K$1];TEXT([.D17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76])&gt;0;HYPERLINK(CONCATENATE([$Dict.$B$1];&quot;issues/&quot;;[.B176]);CONCATENATE(&quot;#&quot;;[.B176]));&quot;&quot;)">
            <text:p/>
          </table:table-cell>
          <table:table-cell table:style-name="ce27" table:formula="of:=IF(LEN([.F176])&gt;0;MAX([.D$3:.D175])+1;&quot;&quot;)">
            <text:p/>
          </table:table-cell>
          <table:table-cell table:style-name="ce29" table:formula="of:=IF(LEN([.D176])&gt;0;CONCATENATE([.$K$1];TEXT([.D17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77])&gt;0;HYPERLINK(CONCATENATE([$Dict.$B$1];&quot;issues/&quot;;[.B177]);CONCATENATE(&quot;#&quot;;[.B177]));&quot;&quot;)">
            <text:p/>
          </table:table-cell>
          <table:table-cell table:style-name="ce27" table:formula="of:=IF(LEN([.F177])&gt;0;MAX([.D$3:.D176])+1;&quot;&quot;)">
            <text:p/>
          </table:table-cell>
          <table:table-cell table:style-name="ce29" table:formula="of:=IF(LEN([.D177])&gt;0;CONCATENATE([.$K$1];TEXT([.D17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78])&gt;0;HYPERLINK(CONCATENATE([$Dict.$B$1];&quot;issues/&quot;;[.B178]);CONCATENATE(&quot;#&quot;;[.B178]));&quot;&quot;)">
            <text:p/>
          </table:table-cell>
          <table:table-cell table:style-name="ce27" table:formula="of:=IF(LEN([.F178])&gt;0;MAX([.D$3:.D177])+1;&quot;&quot;)">
            <text:p/>
          </table:table-cell>
          <table:table-cell table:style-name="ce29" table:formula="of:=IF(LEN([.D178])&gt;0;CONCATENATE([.$K$1];TEXT([.D17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79])&gt;0;HYPERLINK(CONCATENATE([$Dict.$B$1];&quot;issues/&quot;;[.B179]);CONCATENATE(&quot;#&quot;;[.B179]));&quot;&quot;)">
            <text:p/>
          </table:table-cell>
          <table:table-cell table:style-name="ce27" table:formula="of:=IF(LEN([.F179])&gt;0;MAX([.D$3:.D178])+1;&quot;&quot;)">
            <text:p/>
          </table:table-cell>
          <table:table-cell table:style-name="ce29" table:formula="of:=IF(LEN([.D179])&gt;0;CONCATENATE([.$K$1];TEXT([.D17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80])&gt;0;HYPERLINK(CONCATENATE([$Dict.$B$1];&quot;issues/&quot;;[.B180]);CONCATENATE(&quot;#&quot;;[.B180]));&quot;&quot;)">
            <text:p/>
          </table:table-cell>
          <table:table-cell table:style-name="ce27" table:formula="of:=IF(LEN([.F180])&gt;0;MAX([.D$3:.D179])+1;&quot;&quot;)">
            <text:p/>
          </table:table-cell>
          <table:table-cell table:style-name="ce29" table:formula="of:=IF(LEN([.D180])&gt;0;CONCATENATE([.$K$1];TEXT([.D18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81])&gt;0;HYPERLINK(CONCATENATE([$Dict.$B$1];&quot;issues/&quot;;[.B181]);CONCATENATE(&quot;#&quot;;[.B181]));&quot;&quot;)">
            <text:p/>
          </table:table-cell>
          <table:table-cell table:style-name="ce27" table:formula="of:=IF(LEN([.F181])&gt;0;MAX([.D$3:.D180])+1;&quot;&quot;)">
            <text:p/>
          </table:table-cell>
          <table:table-cell table:style-name="ce29" table:formula="of:=IF(LEN([.D181])&gt;0;CONCATENATE([.$K$1];TEXT([.D18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82])&gt;0;HYPERLINK(CONCATENATE([$Dict.$B$1];&quot;issues/&quot;;[.B182]);CONCATENATE(&quot;#&quot;;[.B182]));&quot;&quot;)">
            <text:p/>
          </table:table-cell>
          <table:table-cell table:style-name="ce27" table:formula="of:=IF(LEN([.F182])&gt;0;MAX([.D$3:.D181])+1;&quot;&quot;)">
            <text:p/>
          </table:table-cell>
          <table:table-cell table:style-name="ce29" table:formula="of:=IF(LEN([.D182])&gt;0;CONCATENATE([.$K$1];TEXT([.D18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83])&gt;0;HYPERLINK(CONCATENATE([$Dict.$B$1];&quot;issues/&quot;;[.B183]);CONCATENATE(&quot;#&quot;;[.B183]));&quot;&quot;)">
            <text:p/>
          </table:table-cell>
          <table:table-cell table:style-name="ce27" table:formula="of:=IF(LEN([.F183])&gt;0;MAX([.D$3:.D182])+1;&quot;&quot;)">
            <text:p/>
          </table:table-cell>
          <table:table-cell table:style-name="ce29" table:formula="of:=IF(LEN([.D183])&gt;0;CONCATENATE([.$K$1];TEXT([.D18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84])&gt;0;HYPERLINK(CONCATENATE([$Dict.$B$1];&quot;issues/&quot;;[.B184]);CONCATENATE(&quot;#&quot;;[.B184]));&quot;&quot;)">
            <text:p/>
          </table:table-cell>
          <table:table-cell table:style-name="ce27" table:formula="of:=IF(LEN([.F184])&gt;0;MAX([.D$3:.D183])+1;&quot;&quot;)">
            <text:p/>
          </table:table-cell>
          <table:table-cell table:style-name="ce29" table:formula="of:=IF(LEN([.D184])&gt;0;CONCATENATE([.$K$1];TEXT([.D18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85])&gt;0;HYPERLINK(CONCATENATE([$Dict.$B$1];&quot;issues/&quot;;[.B185]);CONCATENATE(&quot;#&quot;;[.B185]));&quot;&quot;)">
            <text:p/>
          </table:table-cell>
          <table:table-cell table:style-name="ce27" table:formula="of:=IF(LEN([.F185])&gt;0;MAX([.D$3:.D184])+1;&quot;&quot;)">
            <text:p/>
          </table:table-cell>
          <table:table-cell table:style-name="ce29" table:formula="of:=IF(LEN([.D185])&gt;0;CONCATENATE([.$K$1];TEXT([.D18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86])&gt;0;HYPERLINK(CONCATENATE([$Dict.$B$1];&quot;issues/&quot;;[.B186]);CONCATENATE(&quot;#&quot;;[.B186]));&quot;&quot;)">
            <text:p/>
          </table:table-cell>
          <table:table-cell table:style-name="ce27" table:formula="of:=IF(LEN([.F186])&gt;0;MAX([.D$3:.D185])+1;&quot;&quot;)">
            <text:p/>
          </table:table-cell>
          <table:table-cell table:style-name="ce29" table:formula="of:=IF(LEN([.D186])&gt;0;CONCATENATE([.$K$1];TEXT([.D18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87])&gt;0;HYPERLINK(CONCATENATE([$Dict.$B$1];&quot;issues/&quot;;[.B187]);CONCATENATE(&quot;#&quot;;[.B187]));&quot;&quot;)">
            <text:p/>
          </table:table-cell>
          <table:table-cell table:style-name="ce27" table:formula="of:=IF(LEN([.F187])&gt;0;MAX([.D$3:.D186])+1;&quot;&quot;)">
            <text:p/>
          </table:table-cell>
          <table:table-cell table:style-name="ce29" table:formula="of:=IF(LEN([.D187])&gt;0;CONCATENATE([.$K$1];TEXT([.D18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88])&gt;0;HYPERLINK(CONCATENATE([$Dict.$B$1];&quot;issues/&quot;;[.B188]);CONCATENATE(&quot;#&quot;;[.B188]));&quot;&quot;)">
            <text:p/>
          </table:table-cell>
          <table:table-cell table:style-name="ce27" table:formula="of:=IF(LEN([.F188])&gt;0;MAX([.D$3:.D187])+1;&quot;&quot;)">
            <text:p/>
          </table:table-cell>
          <table:table-cell table:style-name="ce29" table:formula="of:=IF(LEN([.D188])&gt;0;CONCATENATE([.$K$1];TEXT([.D18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89])&gt;0;HYPERLINK(CONCATENATE([$Dict.$B$1];&quot;issues/&quot;;[.B189]);CONCATENATE(&quot;#&quot;;[.B189]));&quot;&quot;)">
            <text:p/>
          </table:table-cell>
          <table:table-cell table:style-name="ce27" table:formula="of:=IF(LEN([.F189])&gt;0;MAX([.D$3:.D188])+1;&quot;&quot;)">
            <text:p/>
          </table:table-cell>
          <table:table-cell table:style-name="ce29" table:formula="of:=IF(LEN([.D189])&gt;0;CONCATENATE([.$K$1];TEXT([.D18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90])&gt;0;HYPERLINK(CONCATENATE([$Dict.$B$1];&quot;issues/&quot;;[.B190]);CONCATENATE(&quot;#&quot;;[.B190]));&quot;&quot;)">
            <text:p/>
          </table:table-cell>
          <table:table-cell table:style-name="ce27" table:formula="of:=IF(LEN([.F190])&gt;0;MAX([.D$3:.D189])+1;&quot;&quot;)">
            <text:p/>
          </table:table-cell>
          <table:table-cell table:style-name="ce29" table:formula="of:=IF(LEN([.D190])&gt;0;CONCATENATE([.$K$1];TEXT([.D19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91])&gt;0;HYPERLINK(CONCATENATE([$Dict.$B$1];&quot;issues/&quot;;[.B191]);CONCATENATE(&quot;#&quot;;[.B191]));&quot;&quot;)">
            <text:p/>
          </table:table-cell>
          <table:table-cell table:style-name="ce27" table:formula="of:=IF(LEN([.F191])&gt;0;MAX([.D$3:.D190])+1;&quot;&quot;)">
            <text:p/>
          </table:table-cell>
          <table:table-cell table:style-name="ce29" table:formula="of:=IF(LEN([.D191])&gt;0;CONCATENATE([.$K$1];TEXT([.D19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92])&gt;0;HYPERLINK(CONCATENATE([$Dict.$B$1];&quot;issues/&quot;;[.B192]);CONCATENATE(&quot;#&quot;;[.B192]));&quot;&quot;)">
            <text:p/>
          </table:table-cell>
          <table:table-cell table:style-name="ce27" table:formula="of:=IF(LEN([.F192])&gt;0;MAX([.D$3:.D191])+1;&quot;&quot;)">
            <text:p/>
          </table:table-cell>
          <table:table-cell table:style-name="ce29" table:formula="of:=IF(LEN([.D192])&gt;0;CONCATENATE([.$K$1];TEXT([.D19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93])&gt;0;HYPERLINK(CONCATENATE([$Dict.$B$1];&quot;issues/&quot;;[.B193]);CONCATENATE(&quot;#&quot;;[.B193]));&quot;&quot;)">
            <text:p/>
          </table:table-cell>
          <table:table-cell table:style-name="ce27" table:formula="of:=IF(LEN([.F193])&gt;0;MAX([.D$3:.D192])+1;&quot;&quot;)">
            <text:p/>
          </table:table-cell>
          <table:table-cell table:style-name="ce29" table:formula="of:=IF(LEN([.D193])&gt;0;CONCATENATE([.$K$1];TEXT([.D19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94])&gt;0;HYPERLINK(CONCATENATE([$Dict.$B$1];&quot;issues/&quot;;[.B194]);CONCATENATE(&quot;#&quot;;[.B194]));&quot;&quot;)">
            <text:p/>
          </table:table-cell>
          <table:table-cell table:style-name="ce27" table:formula="of:=IF(LEN([.F194])&gt;0;MAX([.D$3:.D193])+1;&quot;&quot;)">
            <text:p/>
          </table:table-cell>
          <table:table-cell table:style-name="ce29" table:formula="of:=IF(LEN([.D194])&gt;0;CONCATENATE([.$K$1];TEXT([.D19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95])&gt;0;HYPERLINK(CONCATENATE([$Dict.$B$1];&quot;issues/&quot;;[.B195]);CONCATENATE(&quot;#&quot;;[.B195]));&quot;&quot;)">
            <text:p/>
          </table:table-cell>
          <table:table-cell table:style-name="ce27" table:formula="of:=IF(LEN([.F195])&gt;0;MAX([.D$3:.D194])+1;&quot;&quot;)">
            <text:p/>
          </table:table-cell>
          <table:table-cell table:style-name="ce29" table:formula="of:=IF(LEN([.D195])&gt;0;CONCATENATE([.$K$1];TEXT([.D19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96])&gt;0;HYPERLINK(CONCATENATE([$Dict.$B$1];&quot;issues/&quot;;[.B196]);CONCATENATE(&quot;#&quot;;[.B196]));&quot;&quot;)">
            <text:p/>
          </table:table-cell>
          <table:table-cell table:style-name="ce27" table:formula="of:=IF(LEN([.F196])&gt;0;MAX([.D$3:.D195])+1;&quot;&quot;)">
            <text:p/>
          </table:table-cell>
          <table:table-cell table:style-name="ce29" table:formula="of:=IF(LEN([.D196])&gt;0;CONCATENATE([.$K$1];TEXT([.D19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97])&gt;0;HYPERLINK(CONCATENATE([$Dict.$B$1];&quot;issues/&quot;;[.B197]);CONCATENATE(&quot;#&quot;;[.B197]));&quot;&quot;)">
            <text:p/>
          </table:table-cell>
          <table:table-cell table:style-name="ce27" table:formula="of:=IF(LEN([.F197])&gt;0;MAX([.D$3:.D196])+1;&quot;&quot;)">
            <text:p/>
          </table:table-cell>
          <table:table-cell table:style-name="ce29" table:formula="of:=IF(LEN([.D197])&gt;0;CONCATENATE([.$K$1];TEXT([.D19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98])&gt;0;HYPERLINK(CONCATENATE([$Dict.$B$1];&quot;issues/&quot;;[.B198]);CONCATENATE(&quot;#&quot;;[.B198]));&quot;&quot;)">
            <text:p/>
          </table:table-cell>
          <table:table-cell table:style-name="ce27" table:formula="of:=IF(LEN([.F198])&gt;0;MAX([.D$3:.D197])+1;&quot;&quot;)">
            <text:p/>
          </table:table-cell>
          <table:table-cell table:style-name="ce29" table:formula="of:=IF(LEN([.D198])&gt;0;CONCATENATE([.$K$1];TEXT([.D19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99])&gt;0;HYPERLINK(CONCATENATE([$Dict.$B$1];&quot;issues/&quot;;[.B199]);CONCATENATE(&quot;#&quot;;[.B199]));&quot;&quot;)">
            <text:p/>
          </table:table-cell>
          <table:table-cell table:style-name="ce27" table:formula="of:=IF(LEN([.F199])&gt;0;MAX([.D$3:.D198])+1;&quot;&quot;)">
            <text:p/>
          </table:table-cell>
          <table:table-cell table:style-name="ce29" table:formula="of:=IF(LEN([.D199])&gt;0;CONCATENATE([.$K$1];TEXT([.D19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4"/>
          <table:table-cell table:style-name="ce21"/>
          <table:table-cell table:style-name="ce24" table:formula="of:=IF(LEN([.B200])&gt;0;HYPERLINK(CONCATENATE([$Dict.$B$1];&quot;issues/&quot;;[.B200]);CONCATENATE(&quot;#&quot;;[.B200]));&quot;&quot;)">
            <text:p/>
          </table:table-cell>
          <table:table-cell table:style-name="ce61" table:formula="of:=IF(LEN([.F200])&gt;0;MAX([.D$3:.D199])+1;&quot;&quot;)">
            <text:p/>
          </table:table-cell>
          <table:table-cell table:style-name="ce30" table:formula="of:=IF(LEN([.D200])&gt;0;CONCATENATE([.$K$1];TEXT([.D200];&quot;0000&quot;));&quot;&quot;)">
            <text:p/>
          </table:table-cell>
          <table:table-cell table:style-name="ce80"/>
          <table:table-cell table:style-name="ce83"/>
          <table:table-cell table:style-name="ce38" table:content-validation-name="val1"/>
          <table:table-cell table:style-name="ce41" table:content-validation-name="val2" office:value-type="string" calcext:value-type="string">
            <text:p>None</text:p>
          </table:table-cell>
          <table:table-cell table:style-name="ce43" table:content-validation-name="val3" office:value-type="string" calcext:value-type="string">
            <text:p>Info</text:p>
          </table:table-cell>
          <table:table-cell table:style-name="ce45"/>
          <table:table-cell table:style-name="ce48"/>
          <table:table-cell table:style-name="ce88" table:content-validation-name="val4"/>
          <table:table-cell table:style-name="ce48" table:number-columns-repeated="2"/>
          <table:table-cell table:style-name="ce55"/>
          <table:table-cell table:style-name="ce9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 table:number-rows-repeated="1048375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Template.D3:Template.E200">
            <calcext:condition calcext:apply-style-name="NewReq" calcext:value="formula-is(ISFORMULA([.$D3]))" calcext:base-cell-address="Template.D3"/>
          </calcext:conditional-format>
          <calcext:conditional-format calcext:target-range-address="Template.A3:Template.Q200">
            <calcext:condition calcext:apply-style-name="DeletedReq" calcext:value="formula-is([.$Q3]=&quot;RqErased&quot;)" calcext:base-cell-address="Template.A3"/>
          </calcext:conditional-format>
          <calcext:conditional-format calcext:target-range-address="Template.F3:Template.G200">
            <calcext:condition calcext:apply-style-name="Chapter" calcext:value="formula-is(AND(LEN([.$F3])&gt;0;LEN([.$G3])=0))" calcext:base-cell-address="Template.F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NewReq" style:family="table-cell" style:parent-style-name="Default">
      <style:table-cell-properties fo:background-color="#5f9e9f" style:text-align-source="fix" style:repeat-content="false" style:vertical-align="middle" loext:vertical-justify="auto"/>
      <style:paragraph-properties fo:text-align="center" css3t:text-justify="auto"/>
      <style:text-properties style:font-name="Times New Roman1" fo:font-family="'Times New Roman'" style:font-style-name="Regular" style:font-family-generic="roman" style:font-pitch="variable" fo:font-size="9pt"/>
    </style:style>
    <style:style style:name="DeletedReq" style:family="table-cell" style:parent-style-name="Default">
      <style:table-cell-properties fo:background-color="#808080" style:text-align-source="fix" style:repeat-content="false" fo:wrap-option="wrap" style:vertical-align="middle" loext:vertical-justify="auto"/>
      <style:paragraph-properties fo:text-align="center" css3t:text-justify="auto"/>
      <style:text-properties style:use-window-font-color="true" style:text-line-through-style="solid" style:text-line-through-type="double" style:font-name="Times New Roman2" fo:font-family="'Times New Roman'" style:font-style-name="Italic" style:font-family-generic="roman" style:font-pitch="variable" fo:font-style="italic"/>
    </style:style>
    <style:style style:name="Chapter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 loext:vertical-justify="auto"/>
      <style:paragraph-properties fo:text-align="end" css3t:text-justify="auto"/>
      <style:text-properties style:font-name="Times New Roman3" fo:font-family="'Times New Roman'" style:font-style-name="Bold" style:font-family-generic="roman" style:font-pitch="variable" fo:font-size="9pt" style:text-underline-style="solid" style:text-underline-width="auto" style:text-underline-color="font-color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7">00/00/0000</text:date>, <text:time style:data-style-name="N2" text:time-value="17:12:15.59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meta:initial-creator/>
    <meta:creation-date>2015-06-05T18:19:34Z</meta:creation-date>
    <dc:date>2019-08-07T17:08:07.871000000</dc:date>
    <meta:editing-duration>PT6H10M13S</meta:editing-duration>
    <meta:editing-cycles>107</meta:editing-cycles>
    <meta:document-statistic meta:table-count="3" meta:cell-count="1324" meta:object-count="0"/>
    <meta:user-defined meta:name=""/>
  </office:meta>
</office:document-meta>
</file>